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0.732cm"/>
    </style:style>
    <style:style style:name="co3" style:family="table-column">
      <style:table-column-properties fo:break-before="auto" style:column-width="0.363cm"/>
    </style:style>
    <style:style style:name="co4" style:family="table-column">
      <style:table-column-properties fo:break-before="auto" style:column-width="0.191cm"/>
    </style:style>
    <style:style style:name="ro1" style:family="table-row">
      <style:table-row-properties style:row-height="0.7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ta1" style:family="table" style:master-page-name="Landscape_20_2_20_pages">
      <style:table-properties table:display="true" style:writing-mode="lr-tb"/>
    </style:style>
    <style:style style:name="ce2126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8" style:family="table-cell" style:parent-style-name="Default">
      <style:text-properties fo:font-weight="normal" style:font-weight-asian="normal" style:font-weight-complex="normal"/>
    </style:style>
    <style:style style:name="ce2129" style:family="table-cell" style:parent-style-name="Default">
      <style:text-properties fo:font-weight="bold" style:font-weight-asian="bold" style:font-weight-complex="bold"/>
    </style:style>
    <style:style style:name="ce192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3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1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1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22" style:family="table-cell" style:parent-style-name="Standard_5f_bhangra.xls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2131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3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5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9" style:family="table-cell" style:parent-style-name="Standard_5f_bhangra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214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3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5" style:family="table-cell" style:parent-style-name="Standard_5f_bhangra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9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6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7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1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4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51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0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1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2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4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6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6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7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7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7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7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7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74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7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4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7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7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7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84" style:family="table-cell" style:parent-style-name="Standard_5f_bhangra.xls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2184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2185" style:family="table-cell" style:parent-style-name="Default">
      <style:table-cell-properties fo:border-bottom="none" style:text-align-source="fix" style:repeat-content="false" fo:border-left="0.06pt solid #969696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2186" style:family="table-cell" style:parent-style-name="Default">
      <style:table-cell-properties fo:border-bottom="none" style:text-align-source="fix" style:repeat-content="false" fo:border-left="0.06pt solid #969696" fo:border-right="0.06pt solid #969696" fo:border-top="0.74pt solid #000000"/>
      <style:paragraph-properties fo:text-align="center" fo:margin-left="0cm"/>
      <style:text-properties fo:font-size="9pt" style:font-size-asian="9pt" style:font-size-complex="9pt"/>
    </style:style>
    <style:style style:name="ce2187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218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9pt" style:font-size-asian="9pt" style:font-size-complex="9pt"/>
    </style:style>
    <style:style style:name="ce1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style:font-size-asian="9pt" style:font-size-complex="9pt"/>
    </style:style>
    <style:style style:name="ce2190" style:family="table-cell" style:parent-style-name="Default">
      <style:table-cell-properties fo:border-bottom="1.7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191" style:family="table-cell" style:parent-style-name="Default">
      <style:table-cell-properties fo:border-bottom="none" style:text-align-source="fix" style:repeat-content="false" fo:border-left="0.06pt solid #969696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192" style:family="table-cell" style:parent-style-name="Default">
      <style:table-cell-properties fo:border-bottom="none" style:text-align-source="fix" style:repeat-content="false" fo:border-left="0.06pt solid #969696" fo:border-right="0.06pt solid #969696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93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19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195" style:family="table-cell" style:parent-style-name="Default">
      <style:table-cell-properties fo:border-bottom="none" style:text-align-source="fix" style:repeat-content="false" fo:border-left="0.06pt solid #969696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196" style:family="table-cell" style:parent-style-name="Default">
      <style:table-cell-properties fo:border-bottom="none" style:text-align-source="fix" style:repeat-content="false" fo:border-left="0.06pt solid #969696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97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19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20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20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202" style:family="table-cell" style:parent-style-name="Default">
      <style:table-cell-properties fo:border-bottom="none" style:text-align-source="fix" style:repeat-content="false" fo:border-left="0.06pt solid #969696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203" style:family="table-cell" style:parent-style-name="Default">
      <style:table-cell-properties fo:border-bottom="none" style:text-align-source="fix" style:repeat-content="false" fo:border-left="0.06pt solid #969696" fo:border-right="0.74pt solid #000000" fo:border-top="0.74pt solid #000000"/>
      <style:paragraph-properties fo:text-align="center" fo:margin-left="0cm"/>
      <style:text-properties fo:font-size="9pt" style:font-size-asian="9pt" style:font-size-complex="9pt"/>
    </style:style>
    <style:style style:name="ce2204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2205" style:family="table-cell" style:parent-style-name="Default">
      <style:table-cell-properties fo:border-bottom="none" style:text-align-source="fix" style:repeat-content="false" fo:border-left="0.74pt solid #000000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206" style:family="table-cell" style:parent-style-name="Default">
      <style:table-cell-properties fo:border-bottom="none" style:text-align-source="fix" style:repeat-content="false" fo:border-left="0.74pt solid #000000" fo:border-right="0.06pt solid #969696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207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20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09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9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1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1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oupé-Décalé" table:style-name="ta1">
        <office:forms form:automatic-focus="false" form:apply-design-mode="false"/>
        <table:table-column table:style-name="co1" table:default-cell-style-name="ce1922"/>
        <table:table-column table:style-name="co2" table:default-cell-style-name="ce1922"/>
        <table:table-column table:style-name="co3" table:default-cell-style-name="ce1922"/>
        <table:table-column table:style-name="co4" table:number-columns-repeated="96" table:default-cell-style-name="ce1922"/>
        <table:table-row table:style-name="ro1">
          <table:table-cell table:style-name="ce2126" office:value-type="string" calcext:value-type="string" table:number-columns-spanned="5" table:number-rows-spanned="1">
            <text:p>Coupé-Décalé</text:p>
          </table:table-cell>
          <table:covered-table-cell table:number-columns-repeated="2" table:style-name="ce15"/>
          <table:covered-table-cell table:number-columns-repeated="2" table:style-name="ce28"/>
          <table:table-cell table:style-name="ce2134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style-name="ce28"/>
          <table:covered-table-cell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style-name="ce2183"/>
          <table:covered-table-cell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</table:table-row>
        <table:table-row table:style-name="ro2">
          <table:table-cell table:style-name="ce1062"/>
          <table:table-cell table:style-name="ce1067" table:number-columns-repeated="2"/>
          <table:table-cell table:style-name="ce28" table:number-columns-spanned="3" table:number-rows-spanned="1"/>
          <table:covered-table-cell table:style-name="ce28"/>
          <table:covered-table-cell table:style-name="ce28" office:value-type="string" calcext:value-type="string">
            <text:p><text:s/></text:p>
          </table:covered-table-cell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style-name="ce1071" office:value-type="string" calcext:value-type="string">
            <text:p><text:s/></text:p>
          </table:covered-table-cell>
          <table:covered-table-cell table:style-name="ce1071" office:value-type="string" calcext:value-type="string">
            <text:p>x</text:p>
          </table:covered-table-cell>
          <table:table-cell table:style-name="ce28" table:number-columns-spanned="3" table:number-rows-spanned="1"/>
          <table:covered-table-cell table:style-name="ce1071" office:value-type="string" calcext:value-type="string">
            <text:p>x</text:p>
          </table:covered-table-cell>
          <table:covered-table-cell table:style-name="ce1071" office:value-type="string" calcext:value-type="string">
            <text:p><text:s/></text:p>
          </table:covered-table-cell>
          <table:table-cell table:style-name="ce28" office:value-type="string" calcext:value-type="string" table:number-columns-spanned="3" table:number-rows-spanned="1">
            <text:p><text:s/></text:p>
          </table:table-cell>
          <table:covered-table-cell table:style-name="ce1071"/>
          <table:covered-table-cell table:style-name="ce1071" office:value-type="string" calcext:value-type="string">
            <text:p><text:s/></text:p>
          </table:covered-table-cell>
          <table:table-cell table:style-name="ce28" table:number-columns-spanned="3" table:number-rows-spanned="1"/>
          <table:covered-table-cell table:style-name="ce28" office:value-type="string" calcext:value-type="string">
            <text:p>x</text:p>
          </table:covered-table-cell>
          <table:covered-table-cell table:style-name="ce28"/>
          <table:table-cell table:style-name="ce28" office:value-type="string" calcext:value-type="string" table:number-columns-spanned="3" table:number-rows-spanned="1">
            <text:p><text:s/></text:p>
          </table:table-cell>
          <table:covered-table-cell table:style-name="ce28"/>
          <table:covered-table-cell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style-name="ce1071"/>
          <table:covered-table-cell table:style-name="ce1071" office:value-type="string" calcext:value-type="string">
            <text:p>x</text:p>
          </table:covered-table-cell>
          <table:table-cell table:style-name="ce28" office:value-type="string" calcext:value-type="string" table:number-columns-spanned="3" table:number-rows-spanned="1">
            <text:p><text:s/></text:p>
          </table:table-cell>
          <table:covered-table-cell table:style-name="ce1071" office:value-type="string" calcext:value-type="string">
            <text:p><text:s/></text:p>
          </table:covered-table-cell>
          <table:covered-table-cell table:style-name="ce1071"/>
          <table:table-cell table:style-name="ce28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style-name="ce2183"/>
          <table:covered-table-cell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</table:table-row>
        <table:table-row table:style-name="ro2">
          <table:table-cell table:style-name="ce2127" office:value-type="string" calcext:value-type="string">
            <text:p>Groove</text:p>
          </table:table-cell>
          <table:table-cell table:style-name="ce1067" table:number-columns-repeated="2"/>
          <table:table-cell table:style-name="ce213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135"/>
          <table:table-cell table:style-name="ce2135" table:number-columns-spanned="3" table:number-rows-spanned="1"/>
          <table:covered-table-cell table:number-columns-repeated="2" table:style-name="ce1191"/>
          <table:table-cell table:style-name="ce2135" table:number-columns-spanned="3" table:number-rows-spanned="1"/>
          <table:covered-table-cell table:number-columns-repeated="2" table:style-name="ce1191"/>
          <table:table-cell table:style-name="ce2135" table:number-columns-spanned="3" table:number-rows-spanned="1"/>
          <table:covered-table-cell table:number-columns-repeated="2" table:style-name="ce1191"/>
          <table:table-cell table:style-name="ce213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191"/>
          <table:table-cell table:style-name="ce2135" table:number-columns-spanned="3" table:number-rows-spanned="1"/>
          <table:covered-table-cell table:number-columns-repeated="2" table:style-name="ce2135"/>
          <table:table-cell table:style-name="ce2135" table:number-columns-spanned="3" table:number-rows-spanned="1"/>
          <table:covered-table-cell table:style-name="ce2135"/>
          <table:covered-table-cell table:style-name="ce1191"/>
          <table:table-cell table:style-name="ce2135" table:number-columns-spanned="3" table:number-rows-spanned="1"/>
          <table:covered-table-cell table:number-columns-repeated="2" table:style-name="ce1191"/>
          <table:table-cell table:style-name="ce213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191"/>
          <table:table-cell table:style-name="ce2135" table:number-columns-spanned="3" table:number-rows-spanned="1"/>
          <table:covered-table-cell table:number-columns-repeated="2" table:style-name="ce1191"/>
          <table:table-cell table:style-name="ce2135" table:number-columns-spanned="3" table:number-rows-spanned="1"/>
          <table:covered-table-cell table:number-columns-repeated="2" table:style-name="ce1191"/>
          <table:table-cell table:style-name="ce2135" table:number-columns-spanned="3" table:number-rows-spanned="1"/>
          <table:covered-table-cell table:number-columns-repeated="2" table:style-name="ce1191"/>
          <table:table-cell table:style-name="ce213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191"/>
          <table:table-cell table:style-name="ce2135" table:number-columns-spanned="3" table:number-rows-spanned="1"/>
          <table:covered-table-cell table:number-columns-repeated="2" table:style-name="ce1191"/>
          <table:table-cell table:style-name="ce2135" table:number-columns-spanned="3" table:number-rows-spanned="1"/>
          <table:covered-table-cell table:number-columns-repeated="2" table:style-name="ce1191"/>
          <table:table-cell table:style-name="ce2135" table:number-columns-spanned="3" table:number-rows-spanned="1"/>
          <table:covered-table-cell table:number-columns-repeated="2" table:style-name="ce1191"/>
          <table:table-cell table:style-name="ce213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191"/>
          <table:table-cell table:style-name="ce2135" table:number-columns-spanned="3" table:number-rows-spanned="1"/>
          <table:covered-table-cell table:number-columns-repeated="2" table:style-name="ce1191"/>
          <table:table-cell table:style-name="ce2135" table:number-columns-spanned="3" table:number-rows-spanned="1"/>
          <table:covered-table-cell table:number-columns-repeated="2" table:style-name="ce1191"/>
          <table:table-cell table:style-name="ce2135" table:number-columns-spanned="3" table:number-rows-spanned="1"/>
          <table:covered-table-cell table:number-columns-repeated="2" table:style-name="ce1191"/>
          <table:table-cell table:style-name="ce213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191"/>
          <table:table-cell table:style-name="ce2135" table:number-columns-spanned="3" table:number-rows-spanned="1"/>
          <table:covered-table-cell table:number-columns-repeated="2" table:style-name="ce2184"/>
          <table:table-cell table:style-name="ce2190" table:number-columns-spanned="3" table:number-rows-spanned="1"/>
          <table:covered-table-cell table:number-columns-repeated="2" table:style-name="ce2184"/>
          <table:table-cell table:style-name="ce2190" table:number-columns-spanned="3" table:number-rows-spanned="1"/>
          <table:covered-table-cell table:number-columns-repeated="2" table:style-name="ce2184"/>
          <table:table-cell table:style-name="ce2190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184"/>
          <table:table-cell table:style-name="ce2190" table:number-columns-spanned="3" table:number-rows-spanned="1"/>
          <table:covered-table-cell table:number-columns-repeated="2" table:style-name="ce2184"/>
          <table:table-cell table:style-name="ce2190" table:number-columns-spanned="3" table:number-rows-spanned="1"/>
          <table:covered-table-cell table:number-columns-repeated="2" table:style-name="ce2184"/>
          <table:table-cell table:style-name="ce2190" table:number-columns-spanned="3" table:number-rows-spanned="1"/>
          <table:covered-table-cell table:number-columns-repeated="2" table:style-name="ce2184"/>
          <table:table-cell table:style-name="ce2190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2184"/>
          <table:table-cell table:style-name="ce2190" table:number-columns-spanned="3" table:number-rows-spanned="1"/>
          <table:covered-table-cell table:number-columns-repeated="2" table:style-name="ce2184"/>
          <table:table-cell table:style-name="ce2190" table:number-columns-spanned="3" table:number-rows-spanned="1"/>
          <table:covered-table-cell table:number-columns-repeated="2" table:style-name="ce2184"/>
          <table:table-cell table:style-name="ce2190" table:number-columns-spanned="3" table:number-rows-spanned="1"/>
          <table:covered-table-cell table:number-columns-repeated="2" table:style-name="ce2184"/>
        </table:table-row>
        <table:table-row table:style-name="ro2">
          <table:table-cell table:style-name="ce1062"/>
          <table:table-cell table:style-name="ce1067"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style-name="ce28"/>
          <table:covered-table-cell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style-name="ce2183"/>
          <table:covered-table-cell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</table:table-row>
        <table:table-row table:style-name="ro2">
          <table:table-cell table:style-name="ce1068" office:value-type="string" calcext:value-type="string">
            <text:p>Low Surdo</text:p>
          </table:table-cell>
          <table:table-cell table:style-name="ce1071" office:value-type="float" office:value="1" calcext:value-type="float">
            <text:p>1</text:p>
          </table:table-cell>
          <table:table-cell table:style-name="ce2132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1862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</table:table-row>
        <table:table-row table:style-name="ro2">
          <table:table-cell table:style-name="ce1062"/>
          <table:table-cell table:style-name="ce1071" office:value-type="float" office:value="2" calcext:value-type="float">
            <text:p>2</text:p>
          </table:table-cell>
          <table:table-cell table:style-name="ce2132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1862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x</text:p>
          </table:table-cell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</table:table-row>
        <table:table-row table:style-name="ro2">
          <table:table-cell table:style-name="ce1062"/>
          <table:table-cell table:style-name="ce1071"/>
          <table:table-cell table:style-name="ce2132"/>
          <table:table-cell table:style-name="ce1841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1862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</table:table-row>
        <table:table-row table:style-name="ro2">
          <table:table-cell table:style-name="ce1068" office:value-type="string" calcext:value-type="string">
            <text:p>Mid&amp;High Surdo</text:p>
          </table:table-cell>
          <table:table-cell table:style-name="ce1071" office:value-type="float" office:value="1" calcext:value-type="float">
            <text:p>1</text:p>
          </table:table-cell>
          <table:table-cell table:style-name="ce2132"/>
          <table:table-cell table:style-name="ce1841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x</text:p>
          </table:table-cell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2108"/>
          <table:table-cell table:style-name="ce1862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x</text:p>
          </table:table-cell>
          <table:covered-table-cell table:style-name="ce2185"/>
          <table:covered-table-cell table:style-name="ce2202"/>
        </table:table-row>
        <table:table-row table:style-name="ro2">
          <table:table-cell table:style-name="ce1068"/>
          <table:table-cell table:style-name="ce1071" office:value-type="float" office:value="2" calcext:value-type="float">
            <text:p>2</text:p>
          </table:table-cell>
          <table:table-cell table:style-name="ce2132"/>
          <table:table-cell table:style-name="ce1841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x</text:p>
          </table:table-cell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2108"/>
          <table:table-cell table:style-name="ce1862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x</text:p>
          </table:table-cell>
          <table:covered-table-cell table:style-name="ce2185"/>
          <table:covered-table-cell table:style-name="ce2202"/>
        </table:table-row>
        <table:table-row table:style-name="ro2">
          <table:table-cell table:style-name="ce1068"/>
          <table:table-cell table:style-name="ce1071"/>
          <table:table-cell table:style-name="ce2132"/>
          <table:table-cell table:style-name="ce1841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1862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</table:table-row>
        <table:table-row table:style-name="ro2">
          <table:table-cell table:style-name="ce1068" office:value-type="string" calcext:value-type="string">
            <text:p>Repi &amp; Snare</text:p>
          </table:table-cell>
          <table:table-cell table:style-name="ce1071"/>
          <table:table-cell table:style-name="ce2132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x</text:p>
          </table:table-cell>
          <table:covered-table-cell table:style-name="ce48"/>
          <table:covered-table-cell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.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1855" office:value-type="string" calcext:value-type="string" table:number-columns-spanned="3" table:number-rows-spanned="1">
            <text:p>.</text:p>
          </table:table-cell>
          <table:covered-table-cell table:style-name="ce1688"/>
          <table:covered-table-cell table:style-name="ce2108"/>
          <table:table-cell table:style-name="ce1862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x</text:p>
          </table:table-cell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.</text:p>
          </table:table-cell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.</text:p>
          </table:table-cell>
          <table:covered-table-cell table:style-name="ce2185"/>
          <table:covered-table-cell table:style-name="ce2202"/>
        </table:table-row>
        <table:table-row table:style-name="ro2">
          <table:table-cell table:style-name="ce1068"/>
          <table:table-cell table:style-name="ce1071"/>
          <table:table-cell table:style-name="ce2132"/>
          <table:table-cell table:style-name="ce1841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1862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</table:table-row>
        <table:table-row table:style-name="ro2">
          <table:table-cell table:style-name="ce1068" office:value-type="string" calcext:value-type="string">
            <text:p>Tamborim</text:p>
          </table:table-cell>
          <table:table-cell table:style-name="ce1071" office:value-type="float" office:value="1" calcext:value-type="float">
            <text:p>1</text:p>
          </table:table-cell>
          <table:table-cell table:style-name="ce2132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fl</text:p>
          </table:table-cell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1862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</table:table-row>
        <table:table-row table:style-name="ro2">
          <table:table-cell table:style-name="ce1068"/>
          <table:table-cell table:style-name="ce1071" office:value-type="float" office:value="2" calcext:value-type="float">
            <text:p>2</text:p>
          </table:table-cell>
          <table:table-cell table:style-name="ce2132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fl</text:p>
          </table:table-cell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1862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x</text:p>
          </table:table-cell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</table:table-row>
        <table:table-row table:style-name="ro2">
          <table:table-cell table:style-name="ce1068"/>
          <table:table-cell table:style-name="ce1071"/>
          <table:table-cell table:style-name="ce2132"/>
          <table:table-cell table:style-name="ce1841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1862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</table:table-row>
        <table:table-row table:style-name="ro2">
          <table:table-cell table:style-name="ce1068" office:value-type="string" calcext:value-type="string">
            <text:p>Agogô</text:p>
          </table:table-cell>
          <table:table-cell table:style-name="ce1071"/>
          <table:table-cell table:style-name="ce2132"/>
          <table:table-cell table:style-name="ce1841" office:value-type="string" calcext:value-type="string" table:number-columns-spanned="3" table:number-rows-spanned="1">
            <text:p>l</text:p>
          </table:table-cell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h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1862" office:value-type="string" calcext:value-type="string" table:number-columns-spanned="3" table:number-rows-spanned="1">
            <text:p>l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h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h</text:p>
          </table:table-cell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l</text:p>
          </table:table-cell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l</text:p>
          </table:table-cell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h</text:p>
          </table:table-cell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h</text:p>
          </table:table-cell>
          <table:covered-table-cell table:style-name="ce2185"/>
          <table:covered-table-cell table:style-name="ce2202"/>
        </table:table-row>
        <table:table-row table:style-name="ro2">
          <table:table-cell table:style-name="ce1068"/>
          <table:table-cell table:style-name="ce1071"/>
          <table:table-cell table:style-name="ce2132"/>
          <table:table-cell table:style-name="ce1841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1862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</table:table-row>
        <table:table-row table:style-name="ro2">
          <table:table-cell table:style-name="ce1068" office:value-type="string" calcext:value-type="string">
            <text:p>Shaker</text:p>
          </table:table-cell>
          <table:table-cell table:style-name="ce1071" office:value-type="float" office:value="1" calcext:value-type="float">
            <text:p>1</text:p>
          </table:table-cell>
          <table:table-cell table:style-name="ce2132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x</text:p>
          </table:table-cell>
          <table:covered-table-cell table:style-name="ce48"/>
          <table:covered-table-cell table:style-name="ce1688"/>
          <table:table-cell table:style-name="ce1867" office:value-type="string" calcext:value-type="string" table:number-columns-spanned="3" table:number-rows-spanned="1">
            <text:p>.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.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1855" office:value-type="string" calcext:value-type="string" table:number-columns-spanned="3" table:number-rows-spanned="1">
            <text:p>.</text:p>
          </table:table-cell>
          <table:covered-table-cell table:style-name="ce1688"/>
          <table:covered-table-cell table:style-name="ce2108"/>
          <table:table-cell table:style-name="ce1862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.</text:p>
          </table:table-cell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.</text:p>
          </table:table-cell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.</text:p>
          </table:table-cell>
          <table:covered-table-cell table:style-name="ce2185"/>
          <table:covered-table-cell table:style-name="ce2202"/>
        </table:table-row>
        <table:table-row table:style-name="ro2">
          <table:table-cell table:style-name="ce1062"/>
          <table:table-cell table:style-name="ce1071" office:value-type="float" office:value="2" calcext:value-type="float">
            <text:p>2</text:p>
          </table:table-cell>
          <table:table-cell table:style-name="ce2132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x</text:p>
          </table:table-cell>
          <table:covered-table-cell table:style-name="ce48"/>
          <table:covered-table-cell table:style-name="ce1688"/>
          <table:table-cell table:style-name="ce1867" office:value-type="string" calcext:value-type="string" table:number-columns-spanned="3" table:number-rows-spanned="1">
            <text:p>.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.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1855" office:value-type="string" calcext:value-type="string" table:number-columns-spanned="3" table:number-rows-spanned="1">
            <text:p>.</text:p>
          </table:table-cell>
          <table:covered-table-cell table:style-name="ce1688"/>
          <table:covered-table-cell table:style-name="ce2108"/>
          <table:table-cell table:style-name="ce1862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.</text:p>
          </table:table-cell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x</text:p>
          </table:table-cell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x</text:p>
          </table:table-cell>
          <table:covered-table-cell table:style-name="ce2185"/>
          <table:covered-table-cell table:style-name="ce2202"/>
        </table:table-row>
        <table:table-row table:style-name="ro2">
          <table:table-cell table:style-name="ce1062"/>
          <table:table-cell table:style-name="ce1071"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style-name="ce28"/>
          <table:covered-table-cell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style-name="ce2183"/>
          <table:covered-table-cell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</table:table-row>
        <table:table-row table:style-name="ro2">
          <table:table-cell table:style-name="ce1062" office:value-type="string" calcext:value-type="string">
            <text:p>Intro</text:p>
          </table:table-cell>
          <table:table-cell table:style-name="ce1071"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style-name="ce28"/>
          <table:covered-table-cell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number-columns-repeated="2" table:style-name="ce2183"/>
        </table:table-row>
        <table:table-row table:style-name="ro2">
          <table:table-cell table:style-name="ce1068" office:value-type="string" calcext:value-type="string">
            <text:p>Low Surdo</text:p>
          </table:table-cell>
          <table:table-cell table:style-name="ce1071" office:value-type="float" office:value="8" calcext:value-type="float">
            <text:p>8</text:p>
          </table:table-cell>
          <table:table-cell table:style-name="ce2132"/>
          <table:table-cell table:style-name="ce1843" table:number-columns-spanned="3" table:number-rows-spanned="1"/>
          <table:covered-table-cell table:number-columns-repeated="2" table:style-name="ce55"/>
          <table:table-cell table:style-name="ce55" table:number-columns-spanned="3" table:number-rows-spanned="1"/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1686"/>
          <table:table-cell table:style-name="ce1873" table:number-columns-spanned="3" table:number-rows-spanned="1"/>
          <table:covered-table-cell table:style-name="ce1686"/>
          <table:covered-table-cell table:style-name="ce1730"/>
          <table:table-cell table:style-name="ce1843" table:number-columns-spanned="3" table:number-rows-spanned="1"/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55"/>
          <table:table-cell table:style-name="ce55" table:number-columns-spanned="3" table:number-rows-spanned="1"/>
          <table:covered-table-cell table:style-name="ce55"/>
          <table:covered-table-cell table:style-name="ce1686"/>
          <table:table-cell table:style-name="ce1873" table:number-columns-spanned="3" table:number-rows-spanned="1"/>
          <table:covered-table-cell table:style-name="ce1686"/>
          <table:covered-table-cell table:style-name="ce1730"/>
          <table:table-cell table:style-name="ce1843" table:number-columns-spanned="3" table:number-rows-spanned="1"/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1686"/>
          <table:table-cell table:style-name="ce1873" table:number-columns-spanned="3" table:number-rows-spanned="1"/>
          <table:covered-table-cell table:style-name="ce1686"/>
          <table:covered-table-cell table:style-name="ce1730"/>
          <table:table-cell table:style-name="ce1843" table:number-columns-spanned="3" table:number-rows-spanned="1"/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1686"/>
          <table:table-cell table:style-name="ce1859" table:number-columns-spanned="3" table:number-rows-spanned="1"/>
          <table:covered-table-cell table:style-name="ce1686"/>
          <table:covered-table-cell table:style-name="ce2168"/>
          <table:table-cell table:style-name="ce1864" table:number-columns-spanned="3" table:number-rows-spanned="1"/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1686"/>
          <table:table-cell table:style-name="ce1873" table:number-columns-spanned="3" table:number-rows-spanned="1"/>
          <table:covered-table-cell table:style-name="ce1686"/>
          <table:covered-table-cell table:style-name="ce1730"/>
          <table:table-cell table:style-name="ce1843" table:number-columns-spanned="3" table:number-rows-spanned="1"/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2186"/>
          <table:table-cell table:style-name="ce2192" table:number-columns-spanned="3" table:number-rows-spanned="1"/>
          <table:covered-table-cell table:number-columns-repeated="2" table:style-name="ce2186"/>
          <table:table-cell table:style-name="ce2196" table:number-columns-spanned="3" table:number-rows-spanned="1"/>
          <table:covered-table-cell table:style-name="ce2186"/>
          <table:covered-table-cell table:style-name="ce2203"/>
          <table:table-cell table:style-name="ce2206" office:value-type="string" calcext:value-type="string" table:number-columns-spanned="3" table:number-rows-spanned="1">
            <text:p>x</text:p>
          </table:table-cell>
          <table:covered-table-cell table:number-columns-repeated="2" table:style-name="ce2186"/>
          <table:table-cell table:style-name="ce2192" office:value-type="string" calcext:value-type="string" table:number-columns-spanned="3" table:number-rows-spanned="1">
            <text:p>x</text:p>
          </table:table-cell>
          <table:covered-table-cell table:number-columns-repeated="2" table:style-name="ce2186"/>
          <table:table-cell table:style-name="ce2192" office:value-type="string" calcext:value-type="string" table:number-columns-spanned="3" table:number-rows-spanned="1">
            <text:p>x</text:p>
          </table:table-cell>
          <table:covered-table-cell table:number-columns-repeated="2" table:style-name="ce2186"/>
          <table:table-cell table:style-name="ce2196" office:value-type="string" calcext:value-type="string" table:number-columns-spanned="3" table:number-rows-spanned="1">
            <text:p>x</text:p>
          </table:table-cell>
          <table:covered-table-cell table:style-name="ce2186"/>
          <table:covered-table-cell table:style-name="ce2203"/>
          <table:table-cell table:style-name="ce2206" table:number-columns-spanned="3" table:number-rows-spanned="1"/>
          <table:covered-table-cell table:number-columns-repeated="2" table:style-name="ce2186"/>
          <table:table-cell table:style-name="ce2192" table:number-columns-spanned="3" table:number-rows-spanned="1"/>
          <table:covered-table-cell table:number-columns-repeated="2" table:style-name="ce2186"/>
          <table:table-cell table:style-name="ce2192" table:number-columns-spanned="3" table:number-rows-spanned="1"/>
          <table:covered-table-cell table:number-columns-repeated="2" table:style-name="ce2186"/>
          <table:table-cell table:style-name="ce2196" table:number-columns-spanned="3" table:number-rows-spanned="1"/>
          <table:covered-table-cell table:style-name="ce2186"/>
          <table:covered-table-cell table:style-name="ce2203"/>
        </table:table-row>
        <table:table-row table:style-name="ro2">
          <table:table-cell table:style-name="ce1068" office:value-type="string" calcext:value-type="string">
            <text:p>Mid&amp;High Surdo</text:p>
          </table:table-cell>
          <table:table-cell table:style-name="ce1071" office:value-type="float" office:value="8" calcext:value-type="float">
            <text:p>8</text:p>
          </table:table-cell>
          <table:table-cell table:style-name="ce2132"/>
          <table:table-cell table:style-name="ce1841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1862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x</text:p>
          </table:table-cell>
          <table:covered-table-cell table:style-name="ce2185"/>
          <table:covered-table-cell table:style-name="ce2202"/>
        </table:table-row>
        <table:table-row table:style-name="ro2">
          <table:table-cell table:style-name="ce2128" office:value-type="string" calcext:value-type="string">
            <text:p>Repi &amp; Snare</text:p>
          </table:table-cell>
          <table:table-cell table:style-name="ce2130" office:value-type="string" calcext:value-type="string">
            <text:p>1–8</text:p>
          </table:table-cell>
          <table:table-cell table:style-name="ce2133"/>
          <table:table-cell table:style-name="ce1841" office:value-type="string" calcext:value-type="string" table:number-columns-spanned="3" table:number-rows-spanned="1">
            <text:p>ri</text:p>
          </table:table-cell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ri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ri</text:p>
          </table:table-cell>
          <table:covered-table-cell table:style-name="ce48"/>
          <table:covered-table-cell table:style-name="ce1688"/>
          <table:table-cell table:style-name="ce1867" office:value-type="string" calcext:value-type="string" table:number-columns-spanned="3" table:number-rows-spanned="1">
            <text:p>ri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ri</text:p>
          </table:table-cell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ri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1862" office:value-type="string" calcext:value-type="string" table:number-columns-spanned="3" table:number-rows-spanned="1">
            <text:p>ri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ri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ri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ri</text:p>
          </table:table-cell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ri</text:p>
          </table:table-cell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ri</text:p>
          </table:table-cell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</table:table-row>
        <table:table-row table:style-name="ro2">
          <table:table-cell table:style-name="ce2128" office:value-type="string" calcext:value-type="string">
            <text:p>Tamborim</text:p>
          </table:table-cell>
          <table:table-cell table:style-name="ce2130" office:value-type="string" calcext:value-type="string">
            <text:p>5–8</text:p>
          </table:table-cell>
          <table:table-cell table:style-name="ce2133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fl</text:p>
          </table:table-cell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1862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</table:table-row>
        <table:table-row table:style-name="ro2">
          <table:table-cell table:style-name="ce2128" office:value-type="string" calcext:value-type="string">
            <text:p>Agogô</text:p>
          </table:table-cell>
          <table:table-cell table:style-name="ce2130" office:value-type="string" calcext:value-type="string">
            <text:p>3–8</text:p>
          </table:table-cell>
          <table:table-cell table:style-name="ce2133"/>
          <table:table-cell table:style-name="ce1841" office:value-type="string" calcext:value-type="string" table:number-columns-spanned="3" table:number-rows-spanned="1">
            <text:p>l</text:p>
          </table:table-cell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h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1862" office:value-type="string" calcext:value-type="string" table:number-columns-spanned="3" table:number-rows-spanned="1">
            <text:p>l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h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h</text:p>
          </table:table-cell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l</text:p>
          </table:table-cell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l</text:p>
          </table:table-cell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h</text:p>
          </table:table-cell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h</text:p>
          </table:table-cell>
          <table:covered-table-cell table:style-name="ce2185"/>
          <table:covered-table-cell table:style-name="ce2202"/>
        </table:table-row>
        <table:table-row table:style-name="ro2">
          <table:table-cell table:style-name="Default" office:value-type="string" calcext:value-type="string">
            <text:p>Shaker</text:p>
          </table:table-cell>
          <table:table-cell table:style-name="ce2130" office:value-type="float" office:value="7" calcext:value-type="float">
            <text:p>7</text:p>
          </table:table-cell>
          <table:table-cell table:style-name="ce2133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x</text:p>
          </table:table-cell>
          <table:covered-table-cell table:style-name="ce48"/>
          <table:covered-table-cell table:style-name="ce1688"/>
          <table:table-cell table:style-name="ce1867" office:value-type="string" calcext:value-type="string" table:number-columns-spanned="3" table:number-rows-spanned="1">
            <text:p>.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.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1855" office:value-type="string" calcext:value-type="string" table:number-columns-spanned="3" table:number-rows-spanned="1">
            <text:p>.</text:p>
          </table:table-cell>
          <table:covered-table-cell table:style-name="ce1688"/>
          <table:covered-table-cell table:style-name="ce2108"/>
          <table:table-cell table:style-name="ce1862" office:value-type="string" calcext:value-type="string" table:number-columns-spanned="3" table:number-rows-spanned="1">
            <text:p>x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x</text:p>
          </table:table-cell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.</text:p>
          </table:table-cell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x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.</text:p>
          </table:table-cell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.</text:p>
          </table:table-cell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.</text:p>
          </table:table-cell>
          <table:covered-table-cell table:number-columns-repeated="2" table:style-name="ce2185"/>
          <table:table-cell table:style-name="ce2195" office:value-type="string" calcext:value-type="string" table:number-columns-spanned="3" table:number-rows-spanned="1">
            <text:p>.</text:p>
          </table:table-cell>
          <table:covered-table-cell table:style-name="ce2185"/>
          <table:covered-table-cell table:style-name="ce2202"/>
        </table:table-row>
        <table:table-row table:style-name="ro2">
          <table:table-cell table:style-name="Default"/>
          <table:table-cell table:style-name="ce2130" office:value-type="float" office:value="8" calcext:value-type="float">
            <text:p>8</text:p>
          </table:table-cell>
          <table:table-cell table:style-name="ce2133"/>
          <table:table-cell table:style-name="ce1844" office:value-type="string" calcext:value-type="string" table:number-columns-spanned="3" table:number-rows-spanned="1">
            <text:p>x</text:p>
          </table:table-cell>
          <table:covered-table-cell table:number-columns-repeated="2" table:style-name="ce58"/>
          <table:table-cell table:style-name="ce58" office:value-type="string" calcext:value-type="string" table:number-columns-spanned="3" table:number-rows-spanned="1">
            <text:p>.</text:p>
          </table:table-cell>
          <table:covered-table-cell table:number-columns-repeated="2" table:style-name="ce1687"/>
          <table:table-cell table:style-name="ce58" office:value-type="string" calcext:value-type="string" table:number-columns-spanned="3" table:number-rows-spanned="1">
            <text:p>.</text:p>
          </table:table-cell>
          <table:covered-table-cell table:number-columns-repeated="2" table:style-name="ce1687"/>
          <table:table-cell table:style-name="ce1874" office:value-type="string" calcext:value-type="string" table:number-columns-spanned="3" table:number-rows-spanned="1">
            <text:p>x</text:p>
          </table:table-cell>
          <table:covered-table-cell table:style-name="ce1687"/>
          <table:covered-table-cell table:style-name="ce1726"/>
          <table:table-cell table:style-name="ce1844" office:value-type="string" calcext:value-type="string" table:number-columns-spanned="3" table:number-rows-spanned="1">
            <text:p>.</text:p>
          </table:table-cell>
          <table:covered-table-cell table:number-columns-repeated="2" table:style-name="ce1687"/>
          <table:table-cell table:style-name="ce58" office:value-type="string" calcext:value-type="string" table:number-columns-spanned="3" table:number-rows-spanned="1">
            <text:p>.</text:p>
          </table:table-cell>
          <table:covered-table-cell table:number-columns-repeated="2" table:style-name="ce58"/>
          <table:table-cell table:style-name="ce58" office:value-type="string" calcext:value-type="string" table:number-columns-spanned="3" table:number-rows-spanned="1">
            <text:p>x</text:p>
          </table:table-cell>
          <table:covered-table-cell table:style-name="ce58"/>
          <table:covered-table-cell table:style-name="ce1687"/>
          <table:table-cell table:style-name="ce1874" office:value-type="string" calcext:value-type="string" table:number-columns-spanned="3" table:number-rows-spanned="1">
            <text:p>.</text:p>
          </table:table-cell>
          <table:covered-table-cell table:style-name="ce1687"/>
          <table:covered-table-cell table:style-name="ce1726"/>
          <table:table-cell table:style-name="ce1844" office:value-type="string" calcext:value-type="string" table:number-columns-spanned="3" table:number-rows-spanned="1">
            <text:p>.</text:p>
          </table:table-cell>
          <table:covered-table-cell table:number-columns-repeated="2" table:style-name="ce1687"/>
          <table:table-cell table:style-name="ce58" office:value-type="string" calcext:value-type="string" table:number-columns-spanned="3" table:number-rows-spanned="1">
            <text:p>.</text:p>
          </table:table-cell>
          <table:covered-table-cell table:number-columns-repeated="2" table:style-name="ce1687"/>
          <table:table-cell table:style-name="ce58" office:value-type="string" calcext:value-type="string" table:number-columns-spanned="3" table:number-rows-spanned="1">
            <text:p>x</text:p>
          </table:table-cell>
          <table:covered-table-cell table:number-columns-repeated="2" table:style-name="ce1687"/>
          <table:table-cell table:style-name="ce1874" office:value-type="string" calcext:value-type="string" table:number-columns-spanned="3" table:number-rows-spanned="1">
            <text:p>.</text:p>
          </table:table-cell>
          <table:covered-table-cell table:style-name="ce1687"/>
          <table:covered-table-cell table:style-name="ce1726"/>
          <table:table-cell table:style-name="ce1844" office:value-type="string" calcext:value-type="string" table:number-columns-spanned="3" table:number-rows-spanned="1">
            <text:p>x</text:p>
          </table:table-cell>
          <table:covered-table-cell table:number-columns-repeated="2" table:style-name="ce1687"/>
          <table:table-cell table:style-name="ce58" office:value-type="string" calcext:value-type="string" table:number-columns-spanned="3" table:number-rows-spanned="1">
            <text:p>.</text:p>
          </table:table-cell>
          <table:covered-table-cell table:number-columns-repeated="2" table:style-name="ce1687"/>
          <table:table-cell table:style-name="ce58" office:value-type="string" calcext:value-type="string" table:number-columns-spanned="3" table:number-rows-spanned="1">
            <text:p>x</text:p>
          </table:table-cell>
          <table:covered-table-cell table:number-columns-repeated="2" table:style-name="ce1687"/>
          <table:table-cell table:style-name="ce1861" office:value-type="string" calcext:value-type="string" table:number-columns-spanned="3" table:number-rows-spanned="1">
            <text:p>.</text:p>
          </table:table-cell>
          <table:covered-table-cell table:style-name="ce1687"/>
          <table:covered-table-cell table:style-name="ce2169"/>
          <table:table-cell table:style-name="ce1865" office:value-type="string" calcext:value-type="string" table:number-columns-spanned="3" table:number-rows-spanned="1">
            <text:p>x</text:p>
          </table:table-cell>
          <table:covered-table-cell table:number-columns-repeated="2" table:style-name="ce1687"/>
          <table:table-cell table:style-name="ce58" office:value-type="string" calcext:value-type="string" table:number-columns-spanned="3" table:number-rows-spanned="1">
            <text:p>.</text:p>
          </table:table-cell>
          <table:covered-table-cell table:number-columns-repeated="2" table:style-name="ce1687"/>
          <table:table-cell table:style-name="ce58" office:value-type="string" calcext:value-type="string" table:number-columns-spanned="3" table:number-rows-spanned="1">
            <text:p>.</text:p>
          </table:table-cell>
          <table:covered-table-cell table:number-columns-repeated="2" table:style-name="ce1687"/>
          <table:table-cell table:style-name="ce1874" office:value-type="string" calcext:value-type="string" table:number-columns-spanned="3" table:number-rows-spanned="1">
            <text:p>x</text:p>
          </table:table-cell>
          <table:covered-table-cell table:style-name="ce1687"/>
          <table:covered-table-cell table:style-name="ce1726"/>
          <table:table-cell table:style-name="ce1844" office:value-type="string" calcext:value-type="string" table:number-columns-spanned="3" table:number-rows-spanned="1">
            <text:p>.</text:p>
          </table:table-cell>
          <table:covered-table-cell table:number-columns-repeated="2" table:style-name="ce1687"/>
          <table:table-cell table:style-name="ce58" office:value-type="string" calcext:value-type="string" table:number-columns-spanned="3" table:number-rows-spanned="1">
            <text:p>.</text:p>
          </table:table-cell>
          <table:covered-table-cell table:number-columns-repeated="2" table:style-name="ce2187"/>
          <table:table-cell table:style-name="ce2193" office:value-type="string" calcext:value-type="string" table:number-columns-spanned="3" table:number-rows-spanned="1">
            <text:p>x</text:p>
          </table:table-cell>
          <table:covered-table-cell table:number-columns-repeated="2" table:style-name="ce2187"/>
          <table:table-cell table:style-name="ce2197" office:value-type="string" calcext:value-type="string" table:number-columns-spanned="3" table:number-rows-spanned="1">
            <text:p>.</text:p>
          </table:table-cell>
          <table:covered-table-cell table:style-name="ce2187"/>
          <table:covered-table-cell table:style-name="ce2204"/>
          <table:table-cell table:style-name="ce2207" office:value-type="string" calcext:value-type="string" table:number-columns-spanned="3" table:number-rows-spanned="1">
            <text:p>x</text:p>
          </table:table-cell>
          <table:covered-table-cell table:number-columns-repeated="2" table:style-name="ce2187"/>
          <table:table-cell table:style-name="ce2193" office:value-type="string" calcext:value-type="string" table:number-columns-spanned="3" table:number-rows-spanned="1">
            <text:p>x</text:p>
          </table:table-cell>
          <table:covered-table-cell table:number-columns-repeated="2" table:style-name="ce2187"/>
          <table:table-cell table:style-name="ce2193" office:value-type="string" calcext:value-type="string" table:number-columns-spanned="3" table:number-rows-spanned="1">
            <text:p>x</text:p>
          </table:table-cell>
          <table:covered-table-cell table:number-columns-repeated="2" table:style-name="ce2187"/>
          <table:table-cell table:style-name="ce2197" office:value-type="string" calcext:value-type="string" table:number-columns-spanned="3" table:number-rows-spanned="1">
            <text:p>x</text:p>
          </table:table-cell>
          <table:covered-table-cell table:style-name="ce2187"/>
          <table:covered-table-cell table:style-name="ce2204"/>
          <table:table-cell table:style-name="ce2207" office:value-type="string" calcext:value-type="string" table:number-columns-spanned="3" table:number-rows-spanned="1">
            <text:p>x</text:p>
          </table:table-cell>
          <table:covered-table-cell table:number-columns-repeated="2" table:style-name="ce2187"/>
          <table:table-cell table:style-name="ce2193" office:value-type="string" calcext:value-type="string" table:number-columns-spanned="3" table:number-rows-spanned="1">
            <text:p>x</text:p>
          </table:table-cell>
          <table:covered-table-cell table:number-columns-repeated="2" table:style-name="ce2187"/>
          <table:table-cell table:style-name="ce2193" office:value-type="string" calcext:value-type="string" table:number-columns-spanned="3" table:number-rows-spanned="1">
            <text:p>x</text:p>
          </table:table-cell>
          <table:covered-table-cell table:number-columns-repeated="2" table:style-name="ce2187"/>
          <table:table-cell table:style-name="ce2197" office:value-type="string" calcext:value-type="string" table:number-columns-spanned="3" table:number-rows-spanned="1">
            <text:p>x</text:p>
          </table:table-cell>
          <table:covered-table-cell table:style-name="ce2187"/>
          <table:covered-table-cell table:style-name="ce2204"/>
        </table:table-row>
        <table:table-row table:style-name="ro2">
          <table:table-cell table:style-name="Default"/>
          <table:table-cell table:style-name="ce2130" table:number-columns-repeated="2"/>
          <table:table-cell table:style-name="ce2136" office:value-type="string" calcext:value-type="string" table:number-columns-spanned="96" table:number-rows-spanned="1">
            <text:p>16 bars in total. Repi&amp;Snare start on rim, then Agogô joins in, then Tamb joins, then Shaker. In the end, Surdos pick up.</text:p>
          </table:table-cell>
          <table:covered-table-cell table:number-columns-repeated="3"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style-name="ce2132"/>
          <table:covered-table-cell table:style-name="ce2159"/>
          <table:covered-table-cell table:style-name="ce28"/>
          <table:covered-table-cell table:style-name="ce2132"/>
          <table:covered-table-cell table:style-name="ce2159"/>
          <table:covered-table-cell table:number-columns-repeated="5" table:style-name="ce28"/>
          <table:covered-table-cell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2183"/>
          <table:covered-table-cell table:style-name="ce154"/>
          <table:covered-table-cell table:style-name="ce2183"/>
          <table:covered-table-cell table:style-name="ce2130"/>
          <table:covered-table-cell table:style-name="ce40"/>
          <table:covered-table-cell table:number-columns-repeated="2" table:style-name="ce2130"/>
          <table:covered-table-cell table:style-name="ce40"/>
          <table:covered-table-cell table:number-columns-repeated="2" table:style-name="ce2130"/>
          <table:covered-table-cell table:style-name="ce40"/>
          <table:covered-table-cell table:number-columns-repeated="2" table:style-name="ce2130"/>
          <table:covered-table-cell table:style-name="ce40"/>
          <table:covered-table-cell table:number-columns-repeated="2" table:style-name="ce2130"/>
          <table:covered-table-cell table:style-name="ce40"/>
          <table:covered-table-cell table:number-columns-repeated="2" table:style-name="ce2130"/>
          <table:covered-table-cell table:style-name="ce40"/>
          <table:covered-table-cell table:number-columns-repeated="2" table:style-name="ce2130"/>
          <table:covered-table-cell table:style-name="ce40"/>
          <table:covered-table-cell table:number-columns-repeated="2" table:style-name="ce2130"/>
          <table:covered-table-cell table:style-name="ce40"/>
          <table:covered-table-cell table:number-columns-repeated="4" table:style-name="ce2130"/>
          <table:covered-table-cell table:style-name="ce2212"/>
        </table:table-row>
        <table:table-row table:style-name="ro2">
          <table:table-cell table:style-name="Default"/>
          <table:table-cell table:style-name="ce2130" table:number-columns-repeated="2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style-name="ce28"/>
          <table:covered-table-cell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style-name="ce2183"/>
          <table:covered-table-cell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</table:table-row>
        <table:table-row table:style-name="ro2">
          <table:table-cell table:style-name="ce2129" office:value-type="string" calcext:value-type="string">
            <text:p>Break 1</text:p>
          </table:table-cell>
          <table:table-cell table:style-name="ce2130" office:value-type="float" office:value="1" calcext:value-type="float">
            <text:p>1</text:p>
          </table:table-cell>
          <table:table-cell table:style-name="ce2133"/>
          <table:table-cell table:style-name="ce36" office:value-type="string" calcext:value-type="string" table:number-columns-spanned="12" table:number-rows-spanned="1">
            <text:p>[ E E E ]</text:p>
          </table:table-cell>
          <table:covered-table-cell table:style-name="ce2144"/>
          <table:covered-table-cell table:style-name="ce36"/>
          <table:covered-table-cell table:style-name="ce2146"/>
          <table:covered-table-cell table:number-columns-repeated="2" table:style-name="ce2148"/>
          <table:covered-table-cell table:style-name="ce2146"/>
          <table:covered-table-cell table:number-columns-repeated="2" table:style-name="ce2148"/>
          <table:covered-table-cell table:style-name="ce2155"/>
          <table:covered-table-cell table:number-columns-repeated="2" table:style-name="ce2157"/>
          <table:table-cell table:style-name="ce36" office:value-type="string" calcext:value-type="string" table:number-columns-spanned="12" table:number-rows-spanned="1">
            <text:p>[ E E E ]</text:p>
          </table:table-cell>
          <table:covered-table-cell table:style-name="ce2157"/>
          <table:covered-table-cell table:style-name="ce2160"/>
          <table:covered-table-cell table:number-columns-repeated="5" table:style-name="ce2146"/>
          <table:covered-table-cell table:style-name="ce2148"/>
          <table:covered-table-cell table:style-name="ce2155"/>
          <table:covered-table-cell table:number-columns-repeated="2" table:style-name="ce2157"/>
          <table:table-cell table:style-name="ce1843" office:value-type="string" calcext:value-type="string" table:number-columns-spanned="3" table:number-rows-spanned="1">
            <text:p>E</text:p>
          </table:table-cell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1686"/>
          <table:table-cell table:style-name="ce55" office:value-type="string" calcext:value-type="string" table:number-columns-spanned="3" table:number-rows-spanned="1">
            <text:p>fl</text:p>
          </table:table-cell>
          <table:covered-table-cell table:number-columns-repeated="2" table:style-name="ce1686"/>
          <table:table-cell table:style-name="ce1873" table:number-columns-spanned="3" table:number-rows-spanned="1"/>
          <table:covered-table-cell table:style-name="ce1686"/>
          <table:covered-table-cell table:style-name="ce1730"/>
          <table:table-cell table:style-name="ce1843" office:value-type="string" calcext:value-type="string" table:number-columns-spanned="3" table:number-rows-spanned="1">
            <text:p>R</text:p>
          </table:table-cell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1686"/>
          <table:table-cell table:style-name="ce55" office:value-type="string" calcext:value-type="string" table:number-columns-spanned="3" table:number-rows-spanned="1">
            <text:p>E</text:p>
          </table:table-cell>
          <table:covered-table-cell table:number-columns-repeated="2" table:style-name="ce1686"/>
          <table:table-cell table:style-name="ce1873" table:number-columns-spanned="3" table:number-rows-spanned="1"/>
          <table:covered-table-cell table:style-name="ce1686"/>
          <table:covered-table-cell table:style-name="ce2168"/>
          <table:table-cell table:style-name="ce28" table:number-columns-spanned="3" table:number-rows-spanned="1"/>
          <table:covered-table-cell table:number-columns-repeated="2" table:style-name="ce1071"/>
          <table:table-cell table:style-name="ce2179" office:value-type="string" calcext:value-type="string" table:number-columns-spanned="45" table:number-rows-spanned="1">
            <text:p>fl, R: only Repi</text:p>
          </table:table-cell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2183"/>
          <table:covered-table-cell table:style-name="ce154"/>
          <table:covered-table-cell table:number-columns-repeated="2" table:style-name="ce2183"/>
          <table:covered-table-cell table:style-name="ce154"/>
          <table:covered-table-cell table:number-columns-repeated="2" table:style-name="ce2183"/>
          <table:covered-table-cell table:style-name="ce154"/>
          <table:covered-table-cell table:number-columns-repeated="2" table:style-name="ce2183"/>
          <table:covered-table-cell table:style-name="ce154"/>
          <table:covered-table-cell table:number-columns-repeated="2" table:style-name="ce2183"/>
          <table:covered-table-cell table:style-name="ce154"/>
          <table:covered-table-cell table:number-columns-repeated="2" table:style-name="ce2183"/>
          <table:covered-table-cell table:style-name="ce154"/>
          <table:covered-table-cell table:number-columns-repeated="2" table:style-name="ce2183"/>
          <table:covered-table-cell table:style-name="ce154"/>
          <table:covered-table-cell table:number-columns-repeated="2" table:style-name="ce2183"/>
          <table:covered-table-cell table:style-name="ce154"/>
          <table:covered-table-cell table:number-columns-repeated="2" table:style-name="ce2183"/>
          <table:covered-table-cell table:style-name="ce154"/>
          <table:covered-table-cell table:number-columns-repeated="2" table:style-name="ce2183"/>
          <table:covered-table-cell table:style-name="ce154"/>
          <table:covered-table-cell table:number-columns-repeated="2" table:style-name="ce2183"/>
        </table:table-row>
        <table:table-row table:style-name="ro2">
          <table:table-cell table:style-name="ce2129"/>
          <table:table-cell table:style-name="ce2130"/>
          <table:table-cell table:style-name="ce2133"/>
          <table:table-cell table:style-name="ce37" office:value-type="string" calcext:value-type="string" table:number-columns-spanned="12" table:number-rows-spanned="1">
            <text:p>[ h h h ]</text:p>
          </table:table-cell>
          <table:covered-table-cell table:style-name="ce2145"/>
          <table:covered-table-cell table:style-name="ce37"/>
          <table:covered-table-cell table:style-name="ce2147"/>
          <table:covered-table-cell table:number-columns-repeated="2" table:style-name="ce1519"/>
          <table:covered-table-cell table:style-name="ce2147"/>
          <table:covered-table-cell table:number-columns-repeated="2" table:style-name="ce1519"/>
          <table:covered-table-cell table:style-name="ce2156"/>
          <table:covered-table-cell table:number-columns-repeated="2" table:style-name="ce2158"/>
          <table:table-cell table:style-name="ce37" office:value-type="string" calcext:value-type="string" table:number-columns-spanned="12" table:number-rows-spanned="1">
            <text:p>[ h h h ]</text:p>
          </table:table-cell>
          <table:covered-table-cell table:style-name="ce2158"/>
          <table:covered-table-cell table:style-name="ce1407"/>
          <table:covered-table-cell table:number-columns-repeated="5" table:style-name="ce2147"/>
          <table:covered-table-cell table:style-name="ce1519"/>
          <table:covered-table-cell table:style-name="ce2156"/>
          <table:covered-table-cell table:number-columns-repeated="2" table:style-name="ce2158"/>
          <table:table-cell table:style-name="ce1844" office:value-type="string" calcext:value-type="string" table:number-columns-spanned="3" table:number-rows-spanned="1">
            <text:p>h</text:p>
          </table:table-cell>
          <table:covered-table-cell table:number-columns-repeated="2" table:style-name="ce1687"/>
          <table:table-cell table:style-name="ce58" table:number-columns-spanned="3" table:number-rows-spanned="1"/>
          <table:covered-table-cell table:number-columns-repeated="2" table:style-name="ce1687"/>
          <table:table-cell table:style-name="ce58" table:number-columns-spanned="3" table:number-rows-spanned="1"/>
          <table:covered-table-cell table:number-columns-repeated="2" table:style-name="ce1687"/>
          <table:table-cell table:style-name="ce1874" table:number-columns-spanned="3" table:number-rows-spanned="1"/>
          <table:covered-table-cell table:style-name="ce1687"/>
          <table:covered-table-cell table:style-name="ce1726"/>
          <table:table-cell table:style-name="ce1844" table:number-columns-spanned="3" table:number-rows-spanned="1"/>
          <table:covered-table-cell table:number-columns-repeated="2" table:style-name="ce1687"/>
          <table:table-cell table:style-name="ce58" table:number-columns-spanned="3" table:number-rows-spanned="1"/>
          <table:covered-table-cell table:number-columns-repeated="2" table:style-name="ce1687"/>
          <table:table-cell table:style-name="ce58" table:number-columns-spanned="3" table:number-rows-spanned="1"/>
          <table:covered-table-cell table:number-columns-repeated="2" table:style-name="ce1687"/>
          <table:table-cell table:style-name="ce1874" table:number-columns-spanned="3" table:number-rows-spanned="1"/>
          <table:covered-table-cell table:style-name="ce1687"/>
          <table:covered-table-cell table:style-name="ce2169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1071"/>
          <table:table-cell table:style-name="ce28" table:number-columns-spanned="3" table:number-rows-spanned="1"/>
          <table:covered-table-cell table:number-columns-repeated="2" table:style-name="ce2183"/>
          <table:table-cell table:style-name="ce154" table:number-columns-spanned="3" table:number-rows-spanned="1"/>
          <table:covered-table-cell table:style-name="ce2183"/>
          <table:covered-table-cell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  <table:table-cell table:style-name="ce40" table:number-columns-spanned="3" table:number-rows-spanned="1"/>
          <table:covered-table-cell table:number-columns-repeated="2" table:style-name="ce2130"/>
        </table:table-row>
        <table:table-row table:style-name="ro2">
          <table:table-cell table:style-name="ce2129" office:value-type="string" calcext:value-type="string">
            <text:p>Break 2</text:p>
          </table:table-cell>
          <table:table-cell table:style-name="ce2130" office:value-type="float" office:value="1" calcext:value-type="float">
            <text:p>1</text:p>
          </table:table-cell>
          <table:table-cell table:style-name="ce2133"/>
          <table:table-cell table:style-name="ce1843" office:value-type="string" calcext:value-type="string" table:number-columns-spanned="3" table:number-rows-spanned="1">
            <text:p>A</text:p>
          </table:table-cell>
          <table:covered-table-cell table:number-columns-repeated="2" table:style-name="ce55"/>
          <table:table-cell table:style-name="ce55" table:number-columns-spanned="3" table:number-rows-spanned="1"/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1686"/>
          <table:table-cell table:style-name="ce1873" office:value-type="string" calcext:value-type="string" table:number-columns-spanned="3" table:number-rows-spanned="1">
            <text:p>A</text:p>
          </table:table-cell>
          <table:covered-table-cell table:style-name="ce1686"/>
          <table:covered-table-cell table:style-name="ce1730"/>
          <table:table-cell table:style-name="ce1843" table:number-columns-spanned="3" table:number-rows-spanned="1"/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55"/>
          <table:table-cell table:style-name="ce55" table:number-columns-spanned="3" table:number-rows-spanned="1"/>
          <table:covered-table-cell table:style-name="ce55"/>
          <table:covered-table-cell table:style-name="ce1686"/>
          <table:table-cell table:style-name="ce1873" table:number-columns-spanned="3" table:number-rows-spanned="1"/>
          <table:covered-table-cell table:style-name="ce1686"/>
          <table:covered-table-cell table:style-name="ce1730"/>
          <table:table-cell table:style-name="ce1843" table:number-columns-spanned="3" table:number-rows-spanned="1"/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1686"/>
          <table:table-cell table:style-name="ce1873" table:number-columns-spanned="3" table:number-rows-spanned="1"/>
          <table:covered-table-cell table:style-name="ce1686"/>
          <table:covered-table-cell table:style-name="ce1730"/>
          <table:table-cell table:style-name="ce1843" office:value-type="string" calcext:value-type="string" table:number-columns-spanned="3" table:number-rows-spanned="1">
            <text:p>A</text:p>
          </table:table-cell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1686"/>
          <table:table-cell table:style-name="ce55" office:value-type="string" calcext:value-type="string" table:number-columns-spanned="3" table:number-rows-spanned="1">
            <text:p>S</text:p>
          </table:table-cell>
          <table:covered-table-cell table:number-columns-repeated="2" table:style-name="ce1686"/>
          <table:table-cell table:style-name="ce1859" table:number-columns-spanned="3" table:number-rows-spanned="1"/>
          <table:covered-table-cell table:style-name="ce1686"/>
          <table:covered-table-cell table:style-name="ce2168"/>
          <table:table-cell table:style-name="ce1864" office:value-type="string" calcext:value-type="string" table:number-columns-spanned="3" table:number-rows-spanned="1">
            <text:p>A</text:p>
          </table:table-cell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1686"/>
          <table:table-cell table:style-name="ce1873" office:value-type="string" calcext:value-type="string" table:number-columns-spanned="3" table:number-rows-spanned="1">
            <text:p>A</text:p>
          </table:table-cell>
          <table:covered-table-cell table:style-name="ce1686"/>
          <table:covered-table-cell table:style-name="ce1730"/>
          <table:table-cell table:style-name="ce1843" table:number-columns-spanned="3" table:number-rows-spanned="1"/>
          <table:covered-table-cell table:number-columns-repeated="2" table:style-name="ce1686"/>
          <table:table-cell table:style-name="ce55" table:number-columns-spanned="3" table:number-rows-spanned="1"/>
          <table:covered-table-cell table:number-columns-repeated="2" table:style-name="ce2186"/>
          <table:table-cell table:style-name="ce2192" table:number-columns-spanned="3" table:number-rows-spanned="1"/>
          <table:covered-table-cell table:number-columns-repeated="2" table:style-name="ce2186"/>
          <table:table-cell table:style-name="ce2196" table:number-columns-spanned="3" table:number-rows-spanned="1"/>
          <table:covered-table-cell table:style-name="ce2186"/>
          <table:covered-table-cell table:style-name="ce2203"/>
          <table:table-cell table:style-name="ce2206" table:number-columns-spanned="3" table:number-rows-spanned="1"/>
          <table:covered-table-cell table:number-columns-repeated="2" table:style-name="ce2186"/>
          <table:table-cell table:style-name="ce2192" table:number-columns-spanned="3" table:number-rows-spanned="1"/>
          <table:covered-table-cell table:number-columns-repeated="2" table:style-name="ce2186"/>
          <table:table-cell table:style-name="ce2192" table:number-columns-spanned="3" table:number-rows-spanned="1"/>
          <table:covered-table-cell table:number-columns-repeated="2" table:style-name="ce2186"/>
          <table:table-cell table:style-name="ce2196" table:number-columns-spanned="3" table:number-rows-spanned="1"/>
          <table:covered-table-cell table:style-name="ce2186"/>
          <table:covered-table-cell table:style-name="ce2203"/>
          <table:table-cell table:style-name="ce2206" office:value-type="string" calcext:value-type="string" table:number-columns-spanned="3" table:number-rows-spanned="1">
            <text:p>A</text:p>
          </table:table-cell>
          <table:covered-table-cell table:number-columns-repeated="2" table:style-name="ce2186"/>
          <table:table-cell table:style-name="ce2192" table:number-columns-spanned="3" table:number-rows-spanned="1"/>
          <table:covered-table-cell table:number-columns-repeated="2" table:style-name="ce2186"/>
          <table:table-cell table:style-name="ce2192" office:value-type="string" calcext:value-type="string" table:number-columns-spanned="3" table:number-rows-spanned="1">
            <text:p>S</text:p>
          </table:table-cell>
          <table:covered-table-cell table:number-columns-repeated="2" table:style-name="ce2186"/>
          <table:table-cell table:style-name="ce2196" table:number-columns-spanned="3" table:number-rows-spanned="1"/>
          <table:covered-table-cell table:style-name="ce2186"/>
          <table:covered-table-cell table:style-name="ce2203"/>
        </table:table-row>
        <table:table-row table:style-name="ro2">
          <table:table-cell table:style-name="ce2129"/>
          <table:table-cell table:style-name="ce2130"/>
          <table:table-cell table:style-name="ce2133"/>
          <table:table-cell table:style-name="ce1841" office:value-type="string" calcext:value-type="string" table:number-columns-spanned="3" table:number-rows-spanned="1">
            <text:p>h</text:p>
          </table:table-cell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h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h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1862" office:value-type="string" calcext:value-type="string" table:number-columns-spanned="3" table:number-rows-spanned="1">
            <text:p>h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h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h</text:p>
          </table:table-cell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</table:table-row>
        <table:table-row table:style-name="ro2">
          <table:table-cell table:style-name="Default"/>
          <table:table-cell table:style-name="ce2130" office:value-type="float" office:value="2" calcext:value-type="float">
            <text:p>2</text:p>
          </table:table-cell>
          <table:table-cell table:style-name="ce2133"/>
          <table:table-cell table:style-name="ce1841" office:value-type="string" calcext:value-type="string" table:number-columns-spanned="3" table:number-rows-spanned="1">
            <text:p>A</text:p>
          </table:table-cell>
          <table:covered-table-cell table:number-columns-repeated="2" table:style-name="ce4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office:value-type="string" calcext:value-type="string" table:number-columns-spanned="3" table:number-rows-spanned="1">
            <text:p>A</text:p>
          </table:table-cell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48"/>
          <table:table-cell table:style-name="ce48" table:number-columns-spanned="3" table:number-rows-spanned="1"/>
          <table:covered-table-cell table:style-name="ce48"/>
          <table:covered-table-cell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1867" table:number-columns-spanned="3" table:number-rows-spanned="1"/>
          <table:covered-table-cell table:style-name="ce1688"/>
          <table:covered-table-cell table:style-name="ce1731"/>
          <table:table-cell table:style-name="ce1841" office:value-type="string" calcext:value-type="string" table:number-columns-spanned="3" table:number-rows-spanned="1">
            <text:p>A</text:p>
          </table:table-cell>
          <table:covered-table-cell table:number-columns-repeated="2" table:style-name="ce1688"/>
          <table:table-cell table:style-name="ce48" table:number-columns-spanned="3" table:number-rows-spanned="1"/>
          <table:covered-table-cell table:number-columns-repeated="2" table:style-name="ce1688"/>
          <table:table-cell table:style-name="ce48" office:value-type="string" calcext:value-type="string" table:number-columns-spanned="3" table:number-rows-spanned="1">
            <text:p>S</text:p>
          </table:table-cell>
          <table:covered-table-cell table:number-columns-repeated="2" table:style-name="ce1688"/>
          <table:table-cell table:style-name="ce1855" table:number-columns-spanned="3" table:number-rows-spanned="1"/>
          <table:covered-table-cell table:style-name="ce1688"/>
          <table:covered-table-cell table:style-name="ce2108"/>
          <table:table-cell table:style-name="ce2170" office:value-type="string" calcext:value-type="string" table:number-columns-spanned="12" table:number-rows-spanned="1">
            <text:p>[ E E E ]</text:p>
          </table:table-cell>
          <table:covered-table-cell table:style-name="ce2175"/>
          <table:covered-table-cell table:style-name="ce2177"/>
          <table:covered-table-cell table:style-name="ce28"/>
          <table:covered-table-cell table:number-columns-repeated="2" table:style-name="ce1071"/>
          <table:covered-table-cell table:style-name="ce28"/>
          <table:covered-table-cell table:number-columns-repeated="2" table:style-name="ce1071"/>
          <table:covered-table-cell table:style-name="ce2180"/>
          <table:covered-table-cell table:number-columns-repeated="2" table:style-name="ce2181"/>
          <table:table-cell table:style-name="ce2182" office:value-type="string" calcext:value-type="string" table:number-columns-spanned="12" table:number-rows-spanned="1">
            <text:p>[ E E E ]</text:p>
          </table:table-cell>
          <table:covered-table-cell table:style-name="ce2181"/>
          <table:covered-table-cell table:style-name="ce2159"/>
          <table:covered-table-cell table:style-name="ce28"/>
          <table:covered-table-cell table:number-columns-repeated="2" table:style-name="ce2183"/>
          <table:covered-table-cell table:style-name="ce154"/>
          <table:covered-table-cell table:number-columns-repeated="2" table:style-name="ce2183"/>
          <table:covered-table-cell table:style-name="ce2198"/>
          <table:covered-table-cell table:number-columns-repeated="2" table:style-name="ce2200"/>
          <table:table-cell table:style-name="ce2205" office:value-type="string" calcext:value-type="string" table:number-columns-spanned="3" table:number-rows-spanned="1">
            <text:p>E</text:p>
          </table:table-cell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fl</text:p>
          </table:table-cell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  <table:table-cell table:style-name="ce2205" office:value-type="string" calcext:value-type="string" table:number-columns-spanned="3" table:number-rows-spanned="1">
            <text:p>A</text:p>
          </table:table-cell>
          <table:covered-table-cell table:number-columns-repeated="2" table:style-name="ce2185"/>
          <table:table-cell table:style-name="ce2191" table:number-columns-spanned="3" table:number-rows-spanned="1"/>
          <table:covered-table-cell table:number-columns-repeated="2" table:style-name="ce2185"/>
          <table:table-cell table:style-name="ce2191" office:value-type="string" calcext:value-type="string" table:number-columns-spanned="3" table:number-rows-spanned="1">
            <text:p>E</text:p>
          </table:table-cell>
          <table:covered-table-cell table:number-columns-repeated="2" table:style-name="ce2185"/>
          <table:table-cell table:style-name="ce2195" table:number-columns-spanned="3" table:number-rows-spanned="1"/>
          <table:covered-table-cell table:style-name="ce2185"/>
          <table:covered-table-cell table:style-name="ce2202"/>
        </table:table-row>
        <table:table-row table:style-name="ro2">
          <table:table-cell table:style-name="Default"/>
          <table:table-cell table:style-name="ce2130"/>
          <table:table-cell table:style-name="ce2133"/>
          <table:table-cell table:style-name="ce1844" office:value-type="string" calcext:value-type="string" table:number-columns-spanned="3" table:number-rows-spanned="1">
            <text:p>h</text:p>
          </table:table-cell>
          <table:covered-table-cell table:number-columns-repeated="2" table:style-name="ce58"/>
          <table:table-cell table:style-name="ce58" table:number-columns-spanned="3" table:number-rows-spanned="1"/>
          <table:covered-table-cell table:number-columns-repeated="2" table:style-name="ce1687"/>
          <table:table-cell table:style-name="ce58" table:number-columns-spanned="3" table:number-rows-spanned="1"/>
          <table:covered-table-cell table:number-columns-repeated="2" table:style-name="ce1687"/>
          <table:table-cell table:style-name="ce1874" office:value-type="string" calcext:value-type="string" table:number-columns-spanned="3" table:number-rows-spanned="1">
            <text:p>h</text:p>
          </table:table-cell>
          <table:covered-table-cell table:style-name="ce1687"/>
          <table:covered-table-cell table:style-name="ce1726"/>
          <table:table-cell table:style-name="ce1844" table:number-columns-spanned="3" table:number-rows-spanned="1"/>
          <table:covered-table-cell table:number-columns-repeated="2" table:style-name="ce1687"/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spanned="3" table:number-rows-spanned="1"/>
          <table:covered-table-cell table:style-name="ce58"/>
          <table:covered-table-cell table:style-name="ce1687"/>
          <table:table-cell table:style-name="ce1874" table:number-columns-spanned="3" table:number-rows-spanned="1"/>
          <table:covered-table-cell table:style-name="ce1687"/>
          <table:covered-table-cell table:style-name="ce1726"/>
          <table:table-cell table:style-name="ce1844" table:number-columns-spanned="3" table:number-rows-spanned="1"/>
          <table:covered-table-cell table:number-columns-repeated="2" table:style-name="ce1687"/>
          <table:table-cell table:style-name="ce58" table:number-columns-spanned="3" table:number-rows-spanned="1"/>
          <table:covered-table-cell table:number-columns-repeated="2" table:style-name="ce1687"/>
          <table:table-cell table:style-name="ce58" table:number-columns-spanned="3" table:number-rows-spanned="1"/>
          <table:covered-table-cell table:number-columns-repeated="2" table:style-name="ce1687"/>
          <table:table-cell table:style-name="ce1874" table:number-columns-spanned="3" table:number-rows-spanned="1"/>
          <table:covered-table-cell table:style-name="ce1687"/>
          <table:covered-table-cell table:style-name="ce1726"/>
          <table:table-cell table:style-name="ce1844" office:value-type="string" calcext:value-type="string" table:number-columns-spanned="3" table:number-rows-spanned="1">
            <text:p>h</text:p>
          </table:table-cell>
          <table:covered-table-cell table:number-columns-repeated="2" table:style-name="ce1687"/>
          <table:table-cell table:style-name="ce58" table:number-columns-spanned="3" table:number-rows-spanned="1"/>
          <table:covered-table-cell table:number-columns-repeated="2" table:style-name="ce1687"/>
          <table:table-cell table:style-name="ce58" table:number-columns-spanned="3" table:number-rows-spanned="1"/>
          <table:covered-table-cell table:number-columns-repeated="2" table:style-name="ce1687"/>
          <table:table-cell table:style-name="ce1861" table:number-columns-spanned="3" table:number-rows-spanned="1"/>
          <table:covered-table-cell table:style-name="ce1687"/>
          <table:covered-table-cell table:style-name="ce2169"/>
          <table:table-cell table:style-name="ce2171" office:value-type="string" calcext:value-type="string" table:number-columns-spanned="12" table:number-rows-spanned="1">
            <text:p>[ h h h ]</text:p>
          </table:table-cell>
          <table:covered-table-cell table:style-name="ce2176"/>
          <table:covered-table-cell table:style-name="ce2178"/>
          <table:covered-table-cell table:style-name="ce2147"/>
          <table:covered-table-cell table:number-columns-repeated="2" table:style-name="ce1519"/>
          <table:covered-table-cell table:style-name="ce2147"/>
          <table:covered-table-cell table:number-columns-repeated="2" table:style-name="ce1519"/>
          <table:covered-table-cell table:style-name="ce2156"/>
          <table:covered-table-cell table:number-columns-repeated="2" table:style-name="ce2158"/>
          <table:table-cell table:style-name="ce37" office:value-type="string" calcext:value-type="string" table:number-columns-spanned="12" table:number-rows-spanned="1">
            <text:p>[ h h h ]</text:p>
          </table:table-cell>
          <table:covered-table-cell table:style-name="ce2158"/>
          <table:covered-table-cell table:style-name="ce1407"/>
          <table:covered-table-cell table:style-name="ce2147"/>
          <table:covered-table-cell table:number-columns-repeated="2" table:style-name="ce2188"/>
          <table:covered-table-cell table:style-name="ce2194"/>
          <table:covered-table-cell table:number-columns-repeated="2" table:style-name="ce2188"/>
          <table:covered-table-cell table:style-name="ce2199"/>
          <table:covered-table-cell table:number-columns-repeated="2" table:style-name="ce2201"/>
          <table:table-cell table:style-name="ce2207" office:value-type="string" calcext:value-type="string" table:number-columns-spanned="3" table:number-rows-spanned="1">
            <text:p>h</text:p>
          </table:table-cell>
          <table:covered-table-cell table:number-columns-repeated="2" table:style-name="ce2187"/>
          <table:table-cell table:style-name="ce2193" table:number-columns-spanned="3" table:number-rows-spanned="1"/>
          <table:covered-table-cell table:number-columns-repeated="2" table:style-name="ce2187"/>
          <table:table-cell table:style-name="ce2193" table:number-columns-spanned="3" table:number-rows-spanned="1"/>
          <table:covered-table-cell table:number-columns-repeated="2" table:style-name="ce2187"/>
          <table:table-cell table:style-name="ce2197" table:number-columns-spanned="3" table:number-rows-spanned="1"/>
          <table:covered-table-cell table:style-name="ce2187"/>
          <table:covered-table-cell table:style-name="ce2204"/>
          <table:table-cell table:style-name="ce2207" table:number-columns-spanned="3" table:number-rows-spanned="1"/>
          <table:covered-table-cell table:number-columns-repeated="2" table:style-name="ce2187"/>
          <table:table-cell table:style-name="ce2193" table:number-columns-spanned="3" table:number-rows-spanned="1"/>
          <table:covered-table-cell table:number-columns-repeated="2" table:style-name="ce2187"/>
          <table:table-cell table:style-name="ce2193" table:number-columns-spanned="3" table:number-rows-spanned="1"/>
          <table:covered-table-cell table:number-columns-repeated="2" table:style-name="ce2187"/>
          <table:table-cell table:style-name="ce2197" table:number-columns-spanned="3" table:number-rows-spanned="1"/>
          <table:covered-table-cell table:style-name="ce2187"/>
          <table:covered-table-cell table:style-name="ce2204"/>
        </table:table-row>
        <table:table-row table:style-name="ro2">
          <table:table-cell table:style-name="Default"/>
          <table:table-cell table:style-name="ce2130" table:number-columns-repeated="98"/>
        </table:table-row>
        <table:table-row table:style-name="ro3">
          <table:table-cell table:style-name="ce1924" office:value-type="string" calcext:value-type="string">
            <text:p>Groove (6/8)</text:p>
          </table:table-cell>
          <table:table-cell table:style-name="ce2131" table:number-columns-repeated="2"/>
          <table:table-cell table:style-name="ce2139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  <table:table-cell table:style-name="ce2139" office:value-type="float" office:value="2" calcext:value-type="float" table:number-columns-spanned="4" table:number-rows-spanned="1">
            <text:p>2</text:p>
          </table:table-cell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  <table:table-cell table:style-name="ce2139" office:value-type="float" office:value="3" calcext:value-type="float" table:number-columns-spanned="4" table:number-rows-spanned="1">
            <text:p>3</text:p>
          </table:table-cell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  <table:table-cell table:style-name="ce2139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  <table:table-cell table:style-name="ce2139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  <table:table-cell table:style-name="ce2139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  <table:table-cell table:style-name="ce2139" office:value-type="float" office:value="7" calcext:value-type="float" table:number-columns-spanned="4" table:number-rows-spanned="1">
            <text:p>7</text:p>
          </table:table-cell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  <table:table-cell table:style-name="ce2139" office:value-type="float" office:value="8" calcext:value-type="float" table:number-columns-spanned="4" table:number-rows-spanned="1">
            <text:p>8</text:p>
          </table:table-cell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  <table:table-cell table:style-name="ce2139" table:number-columns-spanned="4" table:number-rows-spanned="1"/>
          <table:covered-table-cell table:number-columns-repeated="3" table:style-name="ce1935"/>
        </table:table-row>
        <table:table-row table:style-name="ro4">
          <table:table-cell table:style-name="ce1903"/>
          <table:table-cell table:style-name="ce2131" table:number-columns-repeated="2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</table:table-row>
        <table:table-row table:style-name="ro4">
          <table:table-cell table:style-name="ce1914" office:value-type="string" calcext:value-type="string">
            <text:p>Low Surdo</text:p>
          </table:table-cell>
          <table:table-cell table:style-name="ce1936" office:value-type="float" office:value="1" calcext:value-type="float">
            <text:p>1</text:p>
          </table:table-cell>
          <table:table-cell table:style-name="ce1936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<text:s/></text:p>
          </table:table-cell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x</text:p>
          </table:table-cell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2163" table:number-columns-spanned="4" table:number-rows-spanned="1"/>
          <table:covered-table-cell table:number-columns-repeated="3" table:style-name="ce1960"/>
          <table:table-cell table:style-name="ce2172" office:value-type="string" calcext:value-type="string" table:number-columns-spanned="4" table:number-rows-spanned="1">
            <text:p>x</text:p>
          </table:table-cell>
          <table:covered-table-cell table:number-columns-repeated="3" table:style-name="ce1973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<text:s/></text:p>
          </table:table-cell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x</text:p>
          </table:table-cell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</table:table-row>
        <table:table-row table:style-name="ro4">
          <table:table-cell table:style-name="ce1921"/>
          <table:table-cell table:style-name="ce1936" table:number-columns-repeated="2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2163" table:number-columns-spanned="4" table:number-rows-spanned="1"/>
          <table:covered-table-cell table:number-columns-repeated="3" table:style-name="ce1960"/>
          <table:table-cell table:style-name="ce2172" table:number-columns-spanned="4" table:number-rows-spanned="1"/>
          <table:covered-table-cell table:number-columns-repeated="3" table:style-name="ce1973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</table:table-row>
        <table:table-row table:style-name="ro4">
          <table:table-cell table:style-name="ce1914" office:value-type="string" calcext:value-type="string">
            <text:p>Mid&amp;High Surdo</text:p>
          </table:table-cell>
          <table:table-cell table:style-name="ce1936" table:number-columns-repeated="2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x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2163" office:value-type="string" calcext:value-type="string" table:number-columns-spanned="4" table:number-rows-spanned="1">
            <text:p>x</text:p>
          </table:table-cell>
          <table:covered-table-cell table:number-columns-repeated="3" table:style-name="ce1960"/>
          <table:table-cell table:style-name="ce2172" table:number-columns-spanned="4" table:number-rows-spanned="1"/>
          <table:covered-table-cell table:number-columns-repeated="3" table:style-name="ce1973"/>
          <table:table-cell table:style-name="ce2149" table:number-columns-spanned="4" table:number-rows-spanned="1"/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number-columns-repeated="3" table:style-name="ce1949"/>
          <table:table-cell table:style-name="ce2149" table:number-columns-spanned="4" table:number-rows-spanned="1"/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x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number-columns-repeated="3" table:style-name="ce1949"/>
          <table:table-cell table:style-name="ce2149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number-columns-repeated="3" table:style-name="ce1949"/>
        </table:table-row>
        <table:table-row table:style-name="ro4">
          <table:table-cell table:style-name="ce1914"/>
          <table:table-cell table:style-name="ce1936" table:number-columns-repeated="2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2163" table:number-columns-spanned="4" table:number-rows-spanned="1"/>
          <table:covered-table-cell table:number-columns-repeated="3" table:style-name="ce1960"/>
          <table:table-cell table:style-name="ce2172" table:number-columns-spanned="4" table:number-rows-spanned="1"/>
          <table:covered-table-cell table:number-columns-repeated="3" table:style-name="ce1973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</table:table-row>
        <table:table-row table:style-name="ro4">
          <table:table-cell table:style-name="ce1914" office:value-type="string" calcext:value-type="string">
            <text:p>Repinique</text:p>
          </table:table-cell>
          <table:table-cell table:style-name="ce1936" table:number-columns-repeated="2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.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x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.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x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.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2163" office:value-type="string" calcext:value-type="string" table:number-columns-spanned="4" table:number-rows-spanned="1">
            <text:p>.</text:p>
          </table:table-cell>
          <table:covered-table-cell table:number-columns-repeated="3" table:style-name="ce1960"/>
          <table:table-cell table:style-name="ce2172" office:value-type="string" calcext:value-type="string" table:number-columns-spanned="4" table:number-rows-spanned="1">
            <text:p>x</text:p>
          </table:table-cell>
          <table:covered-table-cell table:number-columns-repeated="3" table:style-name="ce1973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.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x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.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x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.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.</text:p>
          </table:table-cell>
          <table:covered-table-cell table:number-columns-repeated="3" table:style-name="ce1949"/>
        </table:table-row>
        <table:table-row table:style-name="ro4">
          <table:table-cell table:style-name="ce1914"/>
          <table:table-cell table:style-name="ce1936" table:number-columns-repeated="2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2163" table:number-columns-spanned="4" table:number-rows-spanned="1"/>
          <table:covered-table-cell table:number-columns-repeated="3" table:style-name="ce1960"/>
          <table:table-cell table:style-name="ce2172" table:number-columns-spanned="4" table:number-rows-spanned="1"/>
          <table:covered-table-cell table:number-columns-repeated="3" table:style-name="ce1973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</table:table-row>
        <table:table-row table:style-name="ro4">
          <table:table-cell table:style-name="ce1914" office:value-type="string" calcext:value-type="string">
            <text:p>Snare</text:p>
          </table:table-cell>
          <table:table-cell table:style-name="ce1936" table:number-columns-repeated="2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style-name="ce95"/>
          <table:covered-table-cell table:number-columns-repeated="2" table:style-name="ce1949"/>
          <table:table-cell table:style-name="ce2141" office:value-type="string" calcext:value-type="string" table:number-columns-spanned="4" table:number-rows-spanned="1">
            <text:p>.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x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.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x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.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2163" office:value-type="string" calcext:value-type="string" table:number-columns-spanned="4" table:number-rows-spanned="1">
            <text:p>.</text:p>
          </table:table-cell>
          <table:covered-table-cell table:number-columns-repeated="3" table:style-name="ce1960"/>
          <table:table-cell table:style-name="ce2172" office:value-type="string" calcext:value-type="string" table:number-columns-spanned="4" table:number-rows-spanned="1">
            <text:p>x</text:p>
          </table:table-cell>
          <table:covered-table-cell table:number-columns-repeated="3" table:style-name="ce1973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.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x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.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x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.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.</text:p>
          </table:table-cell>
          <table:covered-table-cell table:number-columns-repeated="3" table:style-name="ce1949"/>
        </table:table-row>
        <table:table-row table:style-name="ro4">
          <table:table-cell table:style-name="ce1914"/>
          <table:table-cell table:style-name="ce1936" table:number-columns-repeated="2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2163" table:number-columns-spanned="4" table:number-rows-spanned="1"/>
          <table:covered-table-cell table:number-columns-repeated="3" table:style-name="ce1960"/>
          <table:table-cell table:style-name="ce2172" table:number-columns-spanned="4" table:number-rows-spanned="1"/>
          <table:covered-table-cell table:number-columns-repeated="3" table:style-name="ce1973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</table:table-row>
        <table:table-row table:style-name="ro4">
          <table:table-cell table:style-name="ce1914" office:value-type="string" calcext:value-type="string">
            <text:p>Tamborim</text:p>
          </table:table-cell>
          <table:table-cell table:style-name="ce1936" table:number-columns-repeated="2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x</text:p>
          </table:table-cell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fl</text:p>
          </table:table-cell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2163" table:number-columns-spanned="4" table:number-rows-spanned="1"/>
          <table:covered-table-cell table:number-columns-repeated="3" table:style-name="ce1960"/>
          <table:table-cell table:style-name="ce2172" office:value-type="string" calcext:value-type="string" table:number-columns-spanned="4" table:number-rows-spanned="1">
            <text:p>fl</text:p>
          </table:table-cell>
          <table:covered-table-cell table:number-columns-repeated="3" table:style-name="ce1973"/>
          <table:table-cell table:style-name="ce2149" table:number-columns-spanned="4" table:number-rows-spanned="1"/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number-columns-repeated="3" table:style-name="ce1949"/>
          <table:table-cell table:style-name="ce2149" table:number-columns-spanned="4" table:number-rows-spanned="1"/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x</text:p>
          </table:table-cell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9"/>
          <table:table-cell table:style-name="ce2149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x</text:p>
          </table:table-cell>
          <table:covered-table-cell table:number-columns-repeated="3" table:style-name="ce1949"/>
        </table:table-row>
        <table:table-row table:style-name="ro4">
          <table:table-cell table:style-name="ce1914"/>
          <table:table-cell table:style-name="ce1936" table:number-columns-repeated="2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2163" table:number-columns-spanned="4" table:number-rows-spanned="1"/>
          <table:covered-table-cell table:number-columns-repeated="3" table:style-name="ce1960"/>
          <table:table-cell table:style-name="ce2172" table:number-columns-spanned="4" table:number-rows-spanned="1"/>
          <table:covered-table-cell table:number-columns-repeated="3" table:style-name="ce1973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</table:table-row>
        <table:table-row table:style-name="ro4">
          <table:table-cell table:style-name="ce1914" office:value-type="string" calcext:value-type="string">
            <text:p>Agogô</text:p>
          </table:table-cell>
          <table:table-cell table:style-name="ce1936" table:number-columns-repeated="2"/>
          <table:table-cell table:style-name="ce2141" office:value-type="string" calcext:value-type="string" table:number-columns-spanned="4" table:number-rows-spanned="1">
            <text:p>l</text:p>
          </table:table-cell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h</text:p>
          </table:table-cell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h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h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l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l</text:p>
          </table:table-cell>
          <table:covered-table-cell table:number-columns-repeated="3" table:style-name="ce1945"/>
          <table:table-cell table:style-name="ce2161" table:number-columns-spanned="4" table:number-rows-spanned="1"/>
          <table:covered-table-cell table:number-columns-repeated="3" table:style-name="ce2162"/>
          <table:table-cell table:style-name="ce2141" office:value-type="string" calcext:value-type="string" table:number-columns-spanned="4" table:number-rows-spanned="1">
            <text:p>h</text:p>
          </table:table-cell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2163" office:value-type="string" calcext:value-type="string" table:number-columns-spanned="4" table:number-rows-spanned="1">
            <text:p>h</text:p>
          </table:table-cell>
          <table:covered-table-cell table:number-columns-repeated="3" table:style-name="ce1960"/>
          <table:table-cell table:style-name="ce2172" office:value-type="string" calcext:value-type="string" table:number-columns-spanned="4" table:number-rows-spanned="1">
            <text:p>l</text:p>
          </table:table-cell>
          <table:covered-table-cell table:number-columns-repeated="3" table:style-name="ce1973"/>
          <table:table-cell table:style-name="ce2149" table:number-columns-spanned="4" table:number-rows-spanned="1"/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h</text:p>
          </table:table-cell>
          <table:covered-table-cell table:number-columns-repeated="3" table:style-name="ce1949"/>
          <table:table-cell table:style-name="ce2149" table:number-columns-spanned="4" table:number-rows-spanned="1"/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h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h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l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l</text:p>
          </table:table-cell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h</text:p>
          </table:table-cell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h</text:p>
          </table:table-cell>
          <table:covered-table-cell table:number-columns-repeated="3" table:style-name="ce1949"/>
        </table:table-row>
        <table:table-row table:style-name="ro4">
          <table:table-cell/>
          <table:table-cell table:style-name="ce1936" table:number-columns-repeated="2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2161" table:number-columns-spanned="4" table:number-rows-spanned="1"/>
          <table:covered-table-cell table:number-columns-repeated="3" table:style-name="ce2162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2163" table:number-columns-spanned="4" table:number-rows-spanned="1"/>
          <table:covered-table-cell table:number-columns-repeated="3" table:style-name="ce1960"/>
          <table:table-cell table:style-name="ce2172" table:number-columns-spanned="4" table:number-rows-spanned="1"/>
          <table:covered-table-cell table:number-columns-repeated="3" table:style-name="ce1973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  <table:table-cell table:style-name="ce2141" table:number-columns-spanned="4" table:number-rows-spanned="1"/>
          <table:covered-table-cell table:number-columns-repeated="3" table:style-name="ce1937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3" table:style-name="ce1949"/>
        </table:table-row>
        <table:table-row table:style-name="ro4">
          <table:table-cell table:style-name="ce1914" office:value-type="string" calcext:value-type="string">
            <text:p>Shaker</text:p>
          </table:table-cell>
          <table:table-cell table:style-name="ce1936" table:number-columns-repeated="2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.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.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.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2163" office:value-type="string" calcext:value-type="string" table:number-columns-spanned="4" table:number-rows-spanned="1">
            <text:p>.</text:p>
          </table:table-cell>
          <table:covered-table-cell table:number-columns-repeated="3" table:style-name="ce1960"/>
          <table:table-cell table:style-name="ce2172" office:value-type="string" calcext:value-type="string" table:number-columns-spanned="4" table:number-rows-spanned="1">
            <text:p>x</text:p>
          </table:table-cell>
          <table:covered-table-cell table:number-columns-repeated="3" table:style-name="ce1973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.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.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.</text:p>
          </table:table-cell>
          <table:covered-table-cell table:number-columns-repeated="3" table:style-name="ce1949"/>
          <table:table-cell table:style-name="ce2141" office:value-type="string" calcext:value-type="string" table:number-columns-spanned="4" table:number-rows-spanned="1">
            <text:p>x</text:p>
          </table:table-cell>
          <table:covered-table-cell table:number-columns-repeated="3" table:style-name="ce1937"/>
          <table:table-cell table:style-name="ce2149" office:value-type="string" calcext:value-type="string" table:number-columns-spanned="4" table:number-rows-spanned="1">
            <text:p>.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.</text:p>
          </table:table-cell>
          <table:covered-table-cell table:number-columns-repeated="3" table:style-name="ce1949"/>
        </table:table-row>
        <table:table-row table:style-name="ro4">
          <table:table-cell table:style-name="ce1914"/>
          <table:table-cell table:style-name="ce1936"/>
          <table:table-cell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</table:table-row>
        <table:table-row table:style-name="ro4">
          <table:table-cell table:style-name="ce1924" office:value-type="string" calcext:value-type="string">
            <text:p>Intro (6/8)</text:p>
          </table:table-cell>
          <table:table-cell table:style-name="ce1936" office:value-type="float" office:value="1" calcext:value-type="float">
            <text:p>1</text:p>
          </table:table-cell>
          <table:table-cell table:style-name="ce1936"/>
          <table:table-cell table:style-name="ce2142" office:value-type="string" calcext:value-type="string" table:number-columns-spanned="4" table:number-rows-spanned="1">
            <text:p>l</text:p>
          </table:table-cell>
          <table:covered-table-cell table:number-columns-repeated="3" table:style-name="ce1938"/>
          <table:table-cell table:style-name="ce2150" table:number-columns-spanned="4" table:number-rows-spanned="1"/>
          <table:covered-table-cell table:number-columns-repeated="3" table:style-name="ce1946"/>
          <table:table-cell table:style-name="ce2153" office:value-type="string" calcext:value-type="string" table:number-columns-spanned="4" table:number-rows-spanned="1">
            <text:p>h</text:p>
          </table:table-cell>
          <table:covered-table-cell table:number-columns-repeated="3" table:style-name="ce1950"/>
          <table:table-cell table:style-name="ce2142" table:number-columns-spanned="4" table:number-rows-spanned="1"/>
          <table:covered-table-cell table:number-columns-repeated="3" table:style-name="ce1938"/>
          <table:table-cell table:style-name="ce2150" office:value-type="string" calcext:value-type="string" table:number-columns-spanned="4" table:number-rows-spanned="1">
            <text:p>h</text:p>
          </table:table-cell>
          <table:covered-table-cell table:number-columns-repeated="3" table:style-name="ce1946"/>
          <table:table-cell table:style-name="ce2153" office:value-type="string" calcext:value-type="string" table:number-columns-spanned="4" table:number-rows-spanned="1">
            <text:p>h</text:p>
          </table:table-cell>
          <table:covered-table-cell table:number-columns-repeated="3" table:style-name="ce1950"/>
          <table:table-cell table:style-name="ce2142" office:value-type="string" calcext:value-type="string" table:number-columns-spanned="4" table:number-rows-spanned="1">
            <text:p>l</text:p>
          </table:table-cell>
          <table:covered-table-cell table:number-columns-repeated="3" table:style-name="ce1938"/>
          <table:table-cell table:style-name="ce2150" office:value-type="string" calcext:value-type="string" table:number-columns-spanned="4" table:number-rows-spanned="1">
            <text:p>l</text:p>
          </table:table-cell>
          <table:covered-table-cell table:number-columns-repeated="3" table:style-name="ce1946"/>
          <table:table-cell table:style-name="ce2153" table:number-columns-spanned="4" table:number-rows-spanned="1"/>
          <table:covered-table-cell table:number-columns-repeated="3" table:style-name="ce1950"/>
          <table:table-cell table:style-name="ce2142" office:value-type="string" calcext:value-type="string" table:number-columns-spanned="4" table:number-rows-spanned="1">
            <text:p>h</text:p>
          </table:table-cell>
          <table:covered-table-cell table:number-columns-repeated="3" table:style-name="ce1938"/>
          <table:table-cell table:style-name="ce2150" table:number-columns-spanned="4" table:number-rows-spanned="1"/>
          <table:covered-table-cell table:number-columns-repeated="3" table:style-name="ce1946"/>
          <table:table-cell table:style-name="ce2164" office:value-type="string" calcext:value-type="string" table:number-columns-spanned="4" table:number-rows-spanned="1">
            <text:p>h</text:p>
          </table:table-cell>
          <table:covered-table-cell table:number-columns-repeated="3" table:style-name="ce2166"/>
          <table:table-cell table:style-name="ce2173" office:value-type="string" calcext:value-type="string" table:number-columns-spanned="4" table:number-rows-spanned="1">
            <text:p>l</text:p>
          </table:table-cell>
          <table:covered-table-cell table:number-columns-repeated="3" table:style-name="ce1974"/>
          <table:table-cell table:style-name="ce2150" table:number-columns-spanned="4" table:number-rows-spanned="1"/>
          <table:covered-table-cell table:number-columns-repeated="3" table:style-name="ce1946"/>
          <table:table-cell table:style-name="ce2153" office:value-type="string" calcext:value-type="string" table:number-columns-spanned="4" table:number-rows-spanned="1">
            <text:p>h</text:p>
          </table:table-cell>
          <table:covered-table-cell table:number-columns-repeated="3" table:style-name="ce1950"/>
          <table:table-cell table:style-name="ce2142" table:number-columns-spanned="4" table:number-rows-spanned="1"/>
          <table:covered-table-cell table:number-columns-repeated="3" table:style-name="ce1938"/>
          <table:table-cell table:style-name="ce2150" office:value-type="string" calcext:value-type="string" table:number-columns-spanned="4" table:number-rows-spanned="1">
            <text:p>h</text:p>
          </table:table-cell>
          <table:covered-table-cell table:number-columns-repeated="3" table:style-name="ce1946"/>
          <table:table-cell table:style-name="ce2153" office:value-type="string" calcext:value-type="string" table:number-columns-spanned="4" table:number-rows-spanned="1">
            <text:p>h</text:p>
          </table:table-cell>
          <table:covered-table-cell table:number-columns-repeated="3" table:style-name="ce1950"/>
          <table:table-cell table:style-name="ce2142" office:value-type="string" calcext:value-type="string" table:number-columns-spanned="4" table:number-rows-spanned="1">
            <text:p>l</text:p>
          </table:table-cell>
          <table:covered-table-cell table:number-columns-repeated="3" table:style-name="ce1938"/>
          <table:table-cell table:style-name="ce2150" office:value-type="string" calcext:value-type="string" table:number-columns-spanned="4" table:number-rows-spanned="1">
            <text:p>l</text:p>
          </table:table-cell>
          <table:covered-table-cell table:number-columns-repeated="3" table:style-name="ce1946"/>
          <table:table-cell table:style-name="ce2153" table:number-columns-spanned="4" table:number-rows-spanned="1"/>
          <table:covered-table-cell table:number-columns-repeated="3" table:style-name="ce1950"/>
          <table:table-cell table:style-name="ce2142" office:value-type="string" calcext:value-type="string" table:number-columns-spanned="4" table:number-rows-spanned="1">
            <text:p>h</text:p>
          </table:table-cell>
          <table:covered-table-cell table:number-columns-repeated="3" table:style-name="ce1938"/>
          <table:table-cell table:style-name="ce2150" table:number-columns-spanned="4" table:number-rows-spanned="1"/>
          <table:covered-table-cell table:number-columns-repeated="3" table:style-name="ce1946"/>
          <table:table-cell table:style-name="ce2208" office:value-type="string" calcext:value-type="string" table:number-columns-spanned="4" table:number-rows-spanned="1">
            <text:p>h</text:p>
          </table:table-cell>
          <table:covered-table-cell table:number-columns-repeated="3" table:style-name="ce1991"/>
        </table:table-row>
        <table:table-row table:style-name="ro4">
          <table:table-cell table:style-name="ce1914"/>
          <table:table-cell table:style-name="ce1936" office:value-type="float" office:value="2" calcext:value-type="float">
            <text:p>2</text:p>
          </table:table-cell>
          <table:table-cell table:style-name="ce1936"/>
          <table:table-cell table:style-name="ce2143" office:value-type="string" calcext:value-type="string" table:number-columns-spanned="4" table:number-rows-spanned="1">
            <text:p>l</text:p>
          </table:table-cell>
          <table:covered-table-cell table:number-columns-repeated="3" table:style-name="ce1939"/>
          <table:table-cell table:style-name="ce2151" table:number-columns-spanned="4" table:number-rows-spanned="1"/>
          <table:covered-table-cell table:number-columns-repeated="3" table:style-name="ce1947"/>
          <table:table-cell table:style-name="ce2154" office:value-type="string" calcext:value-type="string" table:number-columns-spanned="4" table:number-rows-spanned="1">
            <text:p>h</text:p>
          </table:table-cell>
          <table:covered-table-cell table:number-columns-repeated="3" table:style-name="ce1951"/>
          <table:table-cell table:style-name="ce2143" table:number-columns-spanned="4" table:number-rows-spanned="1"/>
          <table:covered-table-cell table:number-columns-repeated="3" table:style-name="ce1939"/>
          <table:table-cell table:style-name="ce2151" office:value-type="string" calcext:value-type="string" table:number-columns-spanned="4" table:number-rows-spanned="1">
            <text:p>h</text:p>
          </table:table-cell>
          <table:covered-table-cell table:number-columns-repeated="3" table:style-name="ce1947"/>
          <table:table-cell table:style-name="ce2154" office:value-type="string" calcext:value-type="string" table:number-columns-spanned="4" table:number-rows-spanned="1">
            <text:p>h</text:p>
          </table:table-cell>
          <table:covered-table-cell table:number-columns-repeated="3" table:style-name="ce1951"/>
          <table:table-cell table:style-name="ce2143" office:value-type="string" calcext:value-type="string" table:number-columns-spanned="4" table:number-rows-spanned="1">
            <text:p>l</text:p>
          </table:table-cell>
          <table:covered-table-cell table:number-columns-repeated="3" table:style-name="ce1939"/>
          <table:table-cell table:style-name="ce2151" office:value-type="string" calcext:value-type="string" table:number-columns-spanned="4" table:number-rows-spanned="1">
            <text:p>l</text:p>
          </table:table-cell>
          <table:covered-table-cell table:number-columns-repeated="3" table:style-name="ce1947"/>
          <table:table-cell table:style-name="ce2154" table:number-columns-spanned="4" table:number-rows-spanned="1"/>
          <table:covered-table-cell table:number-columns-repeated="3" table:style-name="ce1951"/>
          <table:table-cell table:style-name="ce2143" office:value-type="string" calcext:value-type="string" table:number-columns-spanned="4" table:number-rows-spanned="1">
            <text:p>h</text:p>
          </table:table-cell>
          <table:covered-table-cell table:number-columns-repeated="3" table:style-name="ce1939"/>
          <table:table-cell table:style-name="ce2151" table:number-columns-spanned="4" table:number-rows-spanned="1"/>
          <table:covered-table-cell table:number-columns-repeated="3" table:style-name="ce1947"/>
          <table:table-cell table:style-name="ce2165" office:value-type="string" calcext:value-type="string" table:number-columns-spanned="4" table:number-rows-spanned="1">
            <text:p>h</text:p>
          </table:table-cell>
          <table:covered-table-cell table:number-columns-repeated="3" table:style-name="ce2167"/>
          <table:table-cell table:style-name="ce2174" office:value-type="string" calcext:value-type="string" table:number-columns-spanned="4" table:number-rows-spanned="1">
            <text:p>A</text:p>
          </table:table-cell>
          <table:covered-table-cell table:number-columns-repeated="3" table:style-name="ce1975"/>
          <table:table-cell table:style-name="ce2151" office:value-type="string" calcext:value-type="string" table:number-columns-spanned="4" table:number-rows-spanned="1">
            <text:p>A</text:p>
          </table:table-cell>
          <table:covered-table-cell table:number-columns-repeated="3" table:style-name="ce1947"/>
          <table:table-cell table:style-name="ce2154" office:value-type="string" calcext:value-type="string" table:number-columns-spanned="4" table:number-rows-spanned="1">
            <text:p>A</text:p>
          </table:table-cell>
          <table:covered-table-cell table:number-columns-repeated="3" table:style-name="ce1951"/>
          <table:table-cell table:style-name="ce2143" table:number-columns-spanned="4" table:number-rows-spanned="1"/>
          <table:covered-table-cell table:number-columns-repeated="3" table:style-name="ce1939"/>
          <table:table-cell table:style-name="ce2151" office:value-type="string" calcext:value-type="string" table:number-columns-spanned="4" table:number-rows-spanned="1">
            <text:p>A</text:p>
          </table:table-cell>
          <table:covered-table-cell table:number-columns-repeated="3" table:style-name="ce1947"/>
          <table:table-cell table:style-name="ce2154" office:value-type="string" calcext:value-type="string" table:number-columns-spanned="4" table:number-rows-spanned="1">
            <text:p>A</text:p>
          </table:table-cell>
          <table:covered-table-cell table:number-columns-repeated="3" table:style-name="ce1951"/>
          <table:table-cell table:style-name="ce2143" office:value-type="string" calcext:value-type="string" table:number-columns-spanned="4" table:number-rows-spanned="1">
            <text:p>A</text:p>
          </table:table-cell>
          <table:covered-table-cell table:number-columns-repeated="3" table:style-name="ce1939"/>
          <table:table-cell table:style-name="ce2151" table:number-columns-spanned="4" table:number-rows-spanned="1"/>
          <table:covered-table-cell table:number-columns-repeated="3" table:style-name="ce1947"/>
          <table:table-cell table:style-name="ce2154" office:value-type="string" calcext:value-type="string" table:number-columns-spanned="4" table:number-rows-spanned="1">
            <text:p>A</text:p>
          </table:table-cell>
          <table:covered-table-cell table:number-columns-repeated="3" table:style-name="ce1951"/>
          <table:table-cell table:style-name="ce2143" office:value-type="string" calcext:value-type="string" table:number-columns-spanned="4" table:number-rows-spanned="1">
            <text:p>A</text:p>
          </table:table-cell>
          <table:covered-table-cell table:number-columns-repeated="3" table:style-name="ce1939"/>
          <table:table-cell table:style-name="ce2151" office:value-type="string" calcext:value-type="string" table:number-columns-spanned="4" table:number-rows-spanned="1">
            <text:p>A</text:p>
          </table:table-cell>
          <table:covered-table-cell table:number-columns-repeated="3" table:style-name="ce1947"/>
          <table:table-cell table:style-name="ce2209" table:number-columns-spanned="4" table:number-rows-spanned="1"/>
          <table:covered-table-cell table:number-columns-repeated="3" table:style-name="ce2211"/>
        </table:table-row>
        <table:table-row table:style-name="ro4">
          <table:table-cell table:style-name="ce1914"/>
          <table:table-cell table:style-name="ce1936" table:number-columns-repeated="2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  <table:table-cell table:style-name="ce40" table:number-columns-spanned="4" table:number-rows-spanned="1"/>
          <table:covered-table-cell table:number-columns-repeated="3" table:style-name="ce2130"/>
        </table:table-row>
        <table:table-row table:style-name="ro4">
          <table:table-cell table:style-name="ce1924" office:value-type="string" calcext:value-type="string">
            <text:p>Crest Break (6/8)</text:p>
          </table:table-cell>
          <table:table-cell table:style-name="ce1936" office:value-type="float" office:value="1" calcext:value-type="float">
            <text:p>1</text:p>
          </table:table-cell>
          <table:table-cell table:style-name="ce1936"/>
          <table:table-cell table:style-name="ce2142" office:value-type="string" calcext:value-type="string" table:number-columns-spanned="4" table:number-rows-spanned="1">
            <text:p>R</text:p>
          </table:table-cell>
          <table:covered-table-cell table:number-columns-repeated="3" table:style-name="ce1946"/>
          <table:table-cell table:style-name="ce2150" office:value-type="string" calcext:value-type="string" table:number-columns-spanned="4" table:number-rows-spanned="1">
            <text:p>R</text:p>
          </table:table-cell>
          <table:covered-table-cell table:number-columns-repeated="3" table:style-name="ce1946"/>
          <table:table-cell table:style-name="ce2153" office:value-type="string" calcext:value-type="string" table:number-columns-spanned="4" table:number-rows-spanned="1">
            <text:p>R</text:p>
          </table:table-cell>
          <table:covered-table-cell table:number-columns-repeated="2" table:style-name="ce1946"/>
          <table:covered-table-cell table:style-name="ce1950"/>
          <table:table-cell table:style-name="ce2142" office:value-type="string" calcext:value-type="string" table:number-columns-spanned="4" table:number-rows-spanned="1">
            <text:p>R</text:p>
          </table:table-cell>
          <table:covered-table-cell table:number-columns-repeated="3" table:style-name="ce1946"/>
          <table:table-cell table:style-name="ce2150" office:value-type="string" calcext:value-type="string" table:number-columns-spanned="4" table:number-rows-spanned="1">
            <text:p>A</text:p>
          </table:table-cell>
          <table:covered-table-cell table:number-columns-repeated="3" table:style-name="ce1946"/>
          <table:table-cell table:style-name="ce2153" office:value-type="string" calcext:value-type="string" table:number-columns-spanned="4" table:number-rows-spanned="1">
            <text:p>A</text:p>
          </table:table-cell>
          <table:covered-table-cell table:number-columns-repeated="2" table:style-name="ce1946"/>
          <table:covered-table-cell table:style-name="ce1950"/>
          <table:table-cell table:style-name="ce2142" office:value-type="string" calcext:value-type="string" table:number-columns-spanned="4" table:number-rows-spanned="1">
            <text:p>R</text:p>
          </table:table-cell>
          <table:covered-table-cell table:number-columns-repeated="3" table:style-name="ce1946"/>
          <table:table-cell table:style-name="ce2150" office:value-type="string" calcext:value-type="string" table:number-columns-spanned="4" table:number-rows-spanned="1">
            <text:p>R</text:p>
          </table:table-cell>
          <table:covered-table-cell table:number-columns-repeated="3" table:style-name="ce1946"/>
          <table:table-cell table:style-name="ce2153" office:value-type="string" calcext:value-type="string" table:number-columns-spanned="4" table:number-rows-spanned="1">
            <text:p>R</text:p>
          </table:table-cell>
          <table:covered-table-cell table:number-columns-repeated="2" table:style-name="ce1946"/>
          <table:covered-table-cell table:style-name="ce1950"/>
          <table:table-cell table:style-name="ce2142" office:value-type="string" calcext:value-type="string" table:number-columns-spanned="4" table:number-rows-spanned="1">
            <text:p>R</text:p>
          </table:table-cell>
          <table:covered-table-cell table:number-columns-repeated="3" table:style-name="ce1946"/>
          <table:table-cell table:style-name="ce2150" office:value-type="string" calcext:value-type="string" table:number-columns-spanned="4" table:number-rows-spanned="1">
            <text:p>A</text:p>
          </table:table-cell>
          <table:covered-table-cell table:number-columns-repeated="3" table:style-name="ce1946"/>
          <table:table-cell table:style-name="ce2164" office:value-type="string" calcext:value-type="string" table:number-columns-spanned="4" table:number-rows-spanned="1">
            <text:p>A</text:p>
          </table:table-cell>
          <table:covered-table-cell table:number-columns-repeated="2" table:style-name="ce1946"/>
          <table:covered-table-cell table:style-name="ce2166"/>
          <table:table-cell table:style-name="ce2173" office:value-type="string" calcext:value-type="string" table:number-columns-spanned="4" table:number-rows-spanned="1">
            <text:p>R</text:p>
          </table:table-cell>
          <table:covered-table-cell table:number-columns-repeated="3" table:style-name="ce1946"/>
          <table:table-cell table:style-name="ce2150" office:value-type="string" calcext:value-type="string" table:number-columns-spanned="4" table:number-rows-spanned="1">
            <text:p>R</text:p>
          </table:table-cell>
          <table:covered-table-cell table:number-columns-repeated="3" table:style-name="ce1946"/>
          <table:table-cell table:style-name="ce2153" office:value-type="string" calcext:value-type="string" table:number-columns-spanned="4" table:number-rows-spanned="1">
            <text:p>R</text:p>
          </table:table-cell>
          <table:covered-table-cell table:number-columns-repeated="2" table:style-name="ce1946"/>
          <table:covered-table-cell table:style-name="ce1950"/>
          <table:table-cell table:style-name="ce2142" office:value-type="string" calcext:value-type="string" table:number-columns-spanned="4" table:number-rows-spanned="1">
            <text:p>R</text:p>
          </table:table-cell>
          <table:covered-table-cell table:number-columns-repeated="3" table:style-name="ce1946"/>
          <table:table-cell table:style-name="ce2150" office:value-type="string" calcext:value-type="string" table:number-columns-spanned="4" table:number-rows-spanned="1">
            <text:p>R</text:p>
          </table:table-cell>
          <table:covered-table-cell table:number-columns-repeated="3" table:style-name="ce1946"/>
          <table:table-cell table:style-name="ce2153" office:value-type="string" calcext:value-type="string" table:number-columns-spanned="4" table:number-rows-spanned="1">
            <text:p>R</text:p>
          </table:table-cell>
          <table:covered-table-cell table:number-columns-repeated="2" table:style-name="ce1946"/>
          <table:covered-table-cell table:style-name="ce1950"/>
          <table:table-cell table:style-name="ce2142" office:value-type="string" calcext:value-type="string" table:number-columns-spanned="4" table:number-rows-spanned="1">
            <text:p>R</text:p>
          </table:table-cell>
          <table:covered-table-cell table:number-columns-repeated="3" table:style-name="ce1946"/>
          <table:table-cell table:style-name="ce2150" office:value-type="string" calcext:value-type="string" table:number-columns-spanned="4" table:number-rows-spanned="1">
            <text:p>R</text:p>
          </table:table-cell>
          <table:covered-table-cell table:number-columns-repeated="3" table:style-name="ce1946"/>
          <table:table-cell table:style-name="ce2153" office:value-type="string" calcext:value-type="string" table:number-columns-spanned="4" table:number-rows-spanned="1">
            <text:p>R</text:p>
          </table:table-cell>
          <table:covered-table-cell table:number-columns-repeated="2" table:style-name="ce1946"/>
          <table:covered-table-cell table:style-name="ce1950"/>
          <table:table-cell table:style-name="ce2142" office:value-type="string" calcext:value-type="string" table:number-columns-spanned="4" table:number-rows-spanned="1">
            <text:p>R</text:p>
          </table:table-cell>
          <table:covered-table-cell table:number-columns-repeated="3" table:style-name="ce1946"/>
          <table:table-cell table:style-name="ce2150" office:value-type="string" calcext:value-type="string" table:number-columns-spanned="4" table:number-rows-spanned="1">
            <text:p>A</text:p>
          </table:table-cell>
          <table:covered-table-cell table:number-columns-repeated="3" table:style-name="ce1946"/>
          <table:table-cell table:style-name="ce2208" office:value-type="string" calcext:value-type="string" table:number-columns-spanned="4" table:number-rows-spanned="1">
            <text:p>A</text:p>
          </table:table-cell>
          <table:covered-table-cell table:number-columns-repeated="2" table:style-name="ce1946"/>
          <table:covered-table-cell table:style-name="ce1991"/>
        </table:table-row>
        <table:table-row table:style-name="ro4">
          <table:table-cell table:style-name="ce1924"/>
          <table:table-cell table:style-name="ce1936" table:number-columns-repeated="2"/>
          <table:table-cell table:style-name="ce2141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5"/>
          <table:table-cell table:style-name="ce95" table:number-columns-spanned="4" table:number-rows-spanned="1"/>
          <table:covered-table-cell table:number-columns-repeated="2" table:style-name="ce1945"/>
          <table:covered-table-cell table:style-name="ce1949"/>
          <table:table-cell table:style-name="ce2141" table:number-columns-spanned="4" table:number-rows-spanned="1"/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h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h</text:p>
          </table:table-cell>
          <table:covered-table-cell table:number-columns-repeated="2" table:style-name="ce1945"/>
          <table:covered-table-cell table:style-name="ce1949"/>
          <table:table-cell table:style-name="ce2141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2" table:style-name="ce1945"/>
          <table:covered-table-cell table:style-name="ce1949"/>
          <table:table-cell table:style-name="ce2141" table:number-columns-spanned="4" table:number-rows-spanned="1"/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l</text:p>
          </table:table-cell>
          <table:covered-table-cell table:number-columns-repeated="3" table:style-name="ce1945"/>
          <table:table-cell table:style-name="ce2163" office:value-type="string" calcext:value-type="string" table:number-columns-spanned="4" table:number-rows-spanned="1">
            <text:p>l</text:p>
          </table:table-cell>
          <table:covered-table-cell table:number-columns-repeated="2" table:style-name="ce1945"/>
          <table:covered-table-cell table:style-name="ce1960"/>
          <table:table-cell table:style-name="ce2141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2" table:style-name="ce1945"/>
          <table:covered-table-cell table:style-name="ce1949"/>
          <table:table-cell table:style-name="ce2141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2" table:style-name="ce1945"/>
          <table:covered-table-cell table:style-name="ce1949"/>
          <table:table-cell table:style-name="ce2141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2" table:style-name="ce1945"/>
          <table:covered-table-cell table:style-name="ce1949"/>
          <table:table-cell table:style-name="ce2141" table:number-columns-spanned="4" table:number-rows-spanned="1"/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h</text:p>
          </table:table-cell>
          <table:covered-table-cell table:number-columns-repeated="3" table:style-name="ce1945"/>
          <table:table-cell table:style-name="ce2210" office:value-type="string" calcext:value-type="string" table:number-columns-spanned="4" table:number-rows-spanned="1">
            <text:p>h</text:p>
          </table:table-cell>
          <table:covered-table-cell table:number-columns-repeated="2" table:style-name="ce1945"/>
          <table:covered-table-cell table:style-name="ce2213"/>
        </table:table-row>
        <table:table-row table:style-name="ro4">
          <table:table-cell table:style-name="ce1903"/>
          <table:table-cell table:style-name="ce1936" office:value-type="float" office:value="2" calcext:value-type="float">
            <text:p>2</text:p>
          </table:table-cell>
          <table:table-cell table:style-name="ce1936"/>
          <table:table-cell table:style-name="ce2141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R</text:p>
          </table:table-cell>
          <table:covered-table-cell table:number-columns-repeated="2" table:style-name="ce1945"/>
          <table:covered-table-cell table:style-name="ce1949"/>
          <table:table-cell table:style-name="ce2141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A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A</text:p>
          </table:table-cell>
          <table:covered-table-cell table:number-columns-repeated="2" table:style-name="ce1945"/>
          <table:covered-table-cell table:style-name="ce1949"/>
          <table:table-cell table:style-name="ce2141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R</text:p>
          </table:table-cell>
          <table:covered-table-cell table:number-columns-repeated="2" table:style-name="ce1945"/>
          <table:covered-table-cell table:style-name="ce1949"/>
          <table:table-cell table:style-name="ce2141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A</text:p>
          </table:table-cell>
          <table:covered-table-cell table:number-columns-repeated="3" table:style-name="ce1945"/>
          <table:table-cell table:style-name="ce2163" office:value-type="string" calcext:value-type="string" table:number-columns-spanned="4" table:number-rows-spanned="1">
            <text:p>A</text:p>
          </table:table-cell>
          <table:covered-table-cell table:number-columns-repeated="2" table:style-name="ce1945"/>
          <table:covered-table-cell table:style-name="ce1960"/>
          <table:table-cell table:style-name="ce2172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R</text:p>
          </table:table-cell>
          <table:covered-table-cell table:number-columns-repeated="2" table:style-name="ce1945"/>
          <table:covered-table-cell table:style-name="ce1949"/>
          <table:table-cell table:style-name="ce2141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R</text:p>
          </table:table-cell>
          <table:covered-table-cell table:number-columns-repeated="2" table:style-name="ce1945"/>
          <table:covered-table-cell table:style-name="ce1949"/>
          <table:table-cell table:style-name="ce2141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R</text:p>
          </table:table-cell>
          <table:covered-table-cell table:number-columns-repeated="2" table:style-name="ce1945"/>
          <table:covered-table-cell table:style-name="ce1949"/>
          <table:table-cell table:style-name="ce2141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A</text:p>
          </table:table-cell>
          <table:covered-table-cell table:number-columns-repeated="3" table:style-name="ce1945"/>
          <table:table-cell table:style-name="ce2210" office:value-type="string" calcext:value-type="string" table:number-columns-spanned="4" table:number-rows-spanned="1">
            <text:p>A</text:p>
          </table:table-cell>
          <table:covered-table-cell table:number-columns-repeated="2" table:style-name="ce1945"/>
          <table:covered-table-cell table:style-name="ce2213"/>
        </table:table-row>
        <table:table-row table:style-name="ro4">
          <table:table-cell table:style-name="ce1903"/>
          <table:table-cell table:style-name="ce1936" table:number-columns-repeated="2"/>
          <table:table-cell table:style-name="ce2141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2" table:style-name="ce1945"/>
          <table:covered-table-cell table:style-name="ce1949"/>
          <table:table-cell table:style-name="ce2141" table:number-columns-spanned="4" table:number-rows-spanned="1"/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l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l</text:p>
          </table:table-cell>
          <table:covered-table-cell table:number-columns-repeated="2" table:style-name="ce1945"/>
          <table:covered-table-cell table:style-name="ce1949"/>
          <table:table-cell table:style-name="ce2141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2" table:style-name="ce1945"/>
          <table:covered-table-cell table:style-name="ce1949"/>
          <table:table-cell table:style-name="ce2141" table:number-columns-spanned="4" table:number-rows-spanned="1"/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h</text:p>
          </table:table-cell>
          <table:covered-table-cell table:number-columns-repeated="3" table:style-name="ce1945"/>
          <table:table-cell table:style-name="ce2163" office:value-type="string" calcext:value-type="string" table:number-columns-spanned="4" table:number-rows-spanned="1">
            <text:p>h</text:p>
          </table:table-cell>
          <table:covered-table-cell table:number-columns-repeated="2" table:style-name="ce1945"/>
          <table:covered-table-cell table:style-name="ce1960"/>
          <table:table-cell table:style-name="ce2141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2" table:style-name="ce1945"/>
          <table:covered-table-cell table:style-name="ce1949"/>
          <table:table-cell table:style-name="ce2141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2" table:style-name="ce1945"/>
          <table:covered-table-cell table:style-name="ce1949"/>
          <table:table-cell table:style-name="ce2141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2" table:style-name="ce1945"/>
          <table:covered-table-cell table:style-name="ce1949"/>
          <table:table-cell table:style-name="ce2141" table:number-columns-spanned="4" table:number-rows-spanned="1"/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l</text:p>
          </table:table-cell>
          <table:covered-table-cell table:number-columns-repeated="3" table:style-name="ce1945"/>
          <table:table-cell table:style-name="ce2210" office:value-type="string" calcext:value-type="string" table:number-columns-spanned="4" table:number-rows-spanned="1">
            <text:p>l</text:p>
          </table:table-cell>
          <table:covered-table-cell table:number-columns-repeated="2" table:style-name="ce1945"/>
          <table:covered-table-cell table:style-name="ce2213"/>
        </table:table-row>
        <table:table-row table:style-name="ro4">
          <table:table-cell table:style-name="ce1903"/>
          <table:table-cell table:style-name="ce1936" office:value-type="float" office:value="3" calcext:value-type="float">
            <text:p>3</text:p>
          </table:table-cell>
          <table:table-cell table:style-name="ce1936"/>
          <table:table-cell table:style-name="ce2141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R</text:p>
          </table:table-cell>
          <table:covered-table-cell table:number-columns-repeated="2" table:style-name="ce1945"/>
          <table:covered-table-cell table:style-name="ce1949"/>
          <table:table-cell table:style-name="ce2141" table:number-columns-spanned="4" table:number-rows-spanned="1"/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R</text:p>
          </table:table-cell>
          <table:covered-table-cell table:number-columns-repeated="2" table:style-name="ce1945"/>
          <table:covered-table-cell table:style-name="ce1949"/>
          <table:table-cell table:style-name="ce2141" table:number-columns-spanned="4" table:number-rows-spanned="1"/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2" table:style-name="ce1945"/>
          <table:covered-table-cell table:style-name="ce1949"/>
          <table:table-cell table:style-name="ce2141" office:value-type="string" calcext:value-type="string" table:number-columns-spanned="4" table:number-rows-spanned="1">
            <text:p>R</text:p>
          </table:table-cell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5"/>
          <table:table-cell table:style-name="ce2163" office:value-type="string" calcext:value-type="string" table:number-columns-spanned="4" table:number-rows-spanned="1">
            <text:p>R</text:p>
          </table:table-cell>
          <table:covered-table-cell table:number-columns-repeated="2" table:style-name="ce1945"/>
          <table:covered-table-cell table:style-name="ce1960"/>
          <table:table-cell table:style-name="ce2172" office:value-type="string" calcext:value-type="string" table:number-columns-spanned="4" table:number-rows-spanned="1">
            <text:p>A</text:p>
          </table:table-cell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A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A</text:p>
          </table:table-cell>
          <table:covered-table-cell table:number-columns-repeated="2" table:style-name="ce1945"/>
          <table:covered-table-cell table:style-name="ce1949"/>
          <table:table-cell table:style-name="ce2141" table:number-columns-spanned="4" table:number-rows-spanned="1"/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A</text:p>
          </table:table-cell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A</text:p>
          </table:table-cell>
          <table:covered-table-cell table:number-columns-repeated="2" table:style-name="ce1945"/>
          <table:covered-table-cell table:style-name="ce1949"/>
          <table:table-cell table:style-name="ce2141" office:value-type="string" calcext:value-type="string" table:number-columns-spanned="4" table:number-rows-spanned="1">
            <text:p>A</text:p>
          </table:table-cell>
          <table:covered-table-cell table:number-columns-repeated="3" table:style-name="ce1945"/>
          <table:table-cell table:style-name="ce2149" table:number-columns-spanned="4" table:number-rows-spanned="1"/>
          <table:covered-table-cell table:number-columns-repeated="3" table:style-name="ce1945"/>
          <table:table-cell table:style-name="ce95" office:value-type="string" calcext:value-type="string" table:number-columns-spanned="4" table:number-rows-spanned="1">
            <text:p>A</text:p>
          </table:table-cell>
          <table:covered-table-cell table:number-columns-repeated="2" table:style-name="ce1945"/>
          <table:covered-table-cell table:style-name="ce1949"/>
          <table:table-cell table:style-name="ce2141" office:value-type="string" calcext:value-type="string" table:number-columns-spanned="4" table:number-rows-spanned="1">
            <text:p>A</text:p>
          </table:table-cell>
          <table:covered-table-cell table:number-columns-repeated="3" table:style-name="ce1945"/>
          <table:table-cell table:style-name="ce2149" office:value-type="string" calcext:value-type="string" table:number-columns-spanned="4" table:number-rows-spanned="1">
            <text:p>A</text:p>
          </table:table-cell>
          <table:covered-table-cell table:number-columns-repeated="3" table:style-name="ce1945"/>
          <table:table-cell table:style-name="ce2210" table:number-columns-spanned="4" table:number-rows-spanned="1"/>
          <table:covered-table-cell table:number-columns-repeated="2" table:style-name="ce1945"/>
          <table:covered-table-cell table:style-name="ce2213"/>
        </table:table-row>
        <table:table-row table:style-name="ro4">
          <table:table-cell table:style-name="ce1903"/>
          <table:table-cell table:style-name="ce1936" table:number-columns-repeated="2"/>
          <table:table-cell table:style-name="ce2143" table:number-columns-spanned="4" table:number-rows-spanned="1"/>
          <table:covered-table-cell table:number-columns-repeated="3" table:style-name="ce1947"/>
          <table:table-cell table:style-name="ce2151" table:number-columns-spanned="4" table:number-rows-spanned="1"/>
          <table:covered-table-cell table:number-columns-repeated="3" table:style-name="ce1947"/>
          <table:table-cell table:style-name="ce2151" table:number-columns-spanned="4" table:number-rows-spanned="1"/>
          <table:covered-table-cell table:number-columns-repeated="2" table:style-name="ce1947"/>
          <table:covered-table-cell table:style-name="ce1951"/>
          <table:table-cell table:style-name="ce2143" table:number-columns-spanned="4" table:number-rows-spanned="1"/>
          <table:covered-table-cell table:number-columns-repeated="3" table:style-name="ce1947"/>
          <table:table-cell table:style-name="ce2151" table:number-columns-spanned="4" table:number-rows-spanned="1"/>
          <table:covered-table-cell table:number-columns-repeated="3" table:style-name="ce1947"/>
          <table:table-cell table:style-name="ce2151" table:number-columns-spanned="4" table:number-rows-spanned="1"/>
          <table:covered-table-cell table:number-columns-repeated="2" table:style-name="ce1947"/>
          <table:covered-table-cell table:style-name="ce1951"/>
          <table:table-cell table:style-name="ce2143" table:number-columns-spanned="4" table:number-rows-spanned="1"/>
          <table:covered-table-cell table:number-columns-repeated="3" table:style-name="ce1947"/>
          <table:table-cell table:style-name="ce2151" table:number-columns-spanned="4" table:number-rows-spanned="1"/>
          <table:covered-table-cell table:number-columns-repeated="3" table:style-name="ce1947"/>
          <table:table-cell table:style-name="ce2151" table:number-columns-spanned="4" table:number-rows-spanned="1"/>
          <table:covered-table-cell table:number-columns-repeated="2" table:style-name="ce1947"/>
          <table:covered-table-cell table:style-name="ce1951"/>
          <table:table-cell table:style-name="ce2143" table:number-columns-spanned="4" table:number-rows-spanned="1"/>
          <table:covered-table-cell table:number-columns-repeated="3" table:style-name="ce1947"/>
          <table:table-cell table:style-name="ce2151" table:number-columns-spanned="4" table:number-rows-spanned="1"/>
          <table:covered-table-cell table:number-columns-repeated="3" table:style-name="ce1947"/>
          <table:table-cell table:style-name="ce2165" table:number-columns-spanned="4" table:number-rows-spanned="1"/>
          <table:covered-table-cell table:number-columns-repeated="2" table:style-name="ce1947"/>
          <table:covered-table-cell table:style-name="ce2167"/>
          <table:table-cell table:style-name="ce2174" office:value-type="string" calcext:value-type="string" table:number-columns-spanned="4" table:number-rows-spanned="1">
            <text:p>h</text:p>
          </table:table-cell>
          <table:covered-table-cell table:number-columns-repeated="3" table:style-name="ce1947"/>
          <table:table-cell table:style-name="ce2151" office:value-type="string" calcext:value-type="string" table:number-columns-spanned="4" table:number-rows-spanned="1">
            <text:p>h</text:p>
          </table:table-cell>
          <table:covered-table-cell table:number-columns-repeated="3" table:style-name="ce1947"/>
          <table:table-cell table:style-name="ce2154" office:value-type="string" calcext:value-type="string" table:number-columns-spanned="4" table:number-rows-spanned="1">
            <text:p>h</text:p>
          </table:table-cell>
          <table:covered-table-cell table:number-columns-repeated="2" table:style-name="ce1947"/>
          <table:covered-table-cell table:style-name="ce1951"/>
          <table:table-cell table:style-name="ce2143" table:number-columns-spanned="4" table:number-rows-spanned="1"/>
          <table:covered-table-cell table:number-columns-repeated="3" table:style-name="ce1947"/>
          <table:table-cell table:style-name="ce2151" office:value-type="string" calcext:value-type="string" table:number-columns-spanned="4" table:number-rows-spanned="1">
            <text:p>l</text:p>
          </table:table-cell>
          <table:covered-table-cell table:number-columns-repeated="3" table:style-name="ce1947"/>
          <table:table-cell table:style-name="ce2154" office:value-type="string" calcext:value-type="string" table:number-columns-spanned="4" table:number-rows-spanned="1">
            <text:p>l</text:p>
          </table:table-cell>
          <table:covered-table-cell table:number-columns-repeated="2" table:style-name="ce1947"/>
          <table:covered-table-cell table:style-name="ce1951"/>
          <table:table-cell table:style-name="ce2143" office:value-type="string" calcext:value-type="string" table:number-columns-spanned="4" table:number-rows-spanned="1">
            <text:p>l</text:p>
          </table:table-cell>
          <table:covered-table-cell table:number-columns-repeated="3" table:style-name="ce1947"/>
          <table:table-cell table:style-name="ce2151" table:number-columns-spanned="4" table:number-rows-spanned="1"/>
          <table:covered-table-cell table:number-columns-repeated="3" table:style-name="ce1947"/>
          <table:table-cell table:style-name="ce2154" office:value-type="string" calcext:value-type="string" table:number-columns-spanned="4" table:number-rows-spanned="1">
            <text:p>l</text:p>
          </table:table-cell>
          <table:covered-table-cell table:number-columns-repeated="2" table:style-name="ce1947"/>
          <table:covered-table-cell table:style-name="ce1951"/>
          <table:table-cell table:style-name="ce2143" office:value-type="string" calcext:value-type="string" table:number-columns-spanned="4" table:number-rows-spanned="1">
            <text:p>l</text:p>
          </table:table-cell>
          <table:covered-table-cell table:number-columns-repeated="3" table:style-name="ce1947"/>
          <table:table-cell table:style-name="ce2151" office:value-type="string" calcext:value-type="string" table:number-columns-spanned="4" table:number-rows-spanned="1">
            <text:p>h</text:p>
          </table:table-cell>
          <table:covered-table-cell table:number-columns-repeated="3" table:style-name="ce1947"/>
          <table:table-cell table:style-name="ce2209" table:number-columns-spanned="4" table:number-rows-spanned="1"/>
          <table:covered-table-cell table:number-columns-repeated="2" table:style-name="ce1947"/>
          <table:covered-table-cell table:style-name="ce2211"/>
        </table:table-row>
        <table:table-row table:style-name="ro4">
          <table:table-cell table:number-columns-repeated="99"/>
        </table:table-row>
        <table:table-row table:style-name="ro4" table:number-rows-repeated="2">
          <table:table-cell table:style-name="Default" table:number-columns-repeated="99"/>
        </table:table-row>
        <table:table-row table:style-name="ro5">
          <table:table-cell table:style-name="Default" table:number-columns-repeated="99"/>
        </table:table-row>
        <table:table-row table:style-name="ro4" table:number-rows-repeated="5">
          <table:table-cell table:style-name="Default" table:number-columns-repeated="99"/>
        </table:table-row>
        <table:table-row table:style-name="ro5" table:number-rows-repeated="2">
          <table:table-cell table:style-name="Default" table:number-columns-repeated="99"/>
        </table:table-row>
        <table:table-row table:style-name="ro4" table:number-rows-repeated="95">
          <table:table-cell table:number-columns-repeated="99"/>
        </table:table-row>
        <table:table-row table:style-name="ro4">
          <table:table-cell table:number-columns-repeated="63"/>
          <table:table-cell table:style-name="ce1984" table:number-columns-repeated="4"/>
          <table:table-cell table:number-columns-repeated="32"/>
        </table:table-row>
        <table:table-row table:style-name="ro4" table:number-rows-repeated="3">
          <table:table-cell table:number-columns-repeated="99"/>
        </table:table-row>
        <table:table-row table:style-name="ro4">
          <table:table-cell table:number-columns-repeated="63"/>
          <table:table-cell table:style-name="ce1984" table:number-columns-repeated="4"/>
          <table:table-cell table:number-columns-repeated="32"/>
        </table:table-row>
        <table:table-row table:style-name="ro4" table:number-rows-repeated="4">
          <table:table-cell table:number-columns-repeated="99"/>
        </table:table-row>
        <table:table-row table:style-name="ro4">
          <table:table-cell table:number-columns-repeated="63"/>
          <table:table-cell table:style-name="ce1984" table:number-columns-repeated="4"/>
          <table:table-cell table:number-columns-repeated="32"/>
        </table:table-row>
        <table:table-row table:style-name="ro4" table:number-rows-repeated="1048393">
          <table:table-cell table:number-columns-repeated="99"/>
        </table:table-row>
        <table:table-row table:style-name="ro2" table:number-rows-repeated="4">
          <table:table-cell table:number-columns-repeated="99"/>
        </table:table-row>
        <table:table-row table:style-name="ro2">
          <table:table-cell table:number-columns-repeated="99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0:24.51491253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0:36.473832950</dc:date>
    <meta:print-date>2011-06-12T10:16:13</meta:print-date>
    <meta:editing-cycles>320</meta:editing-cycles>
    <meta:editing-duration>P14DT9H48M46S</meta:editing-duration>
    <meta:generator>LibreOffice/7.2.0.4$Linux_X86_64 LibreOffice_project/20$Build-4</meta:generator>
    <meta:document-statistic meta:table-count="1" meta:cell-count="610" meta:object-count="0"/>
  </office:meta>
</office:document-meta>
</file>